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0.409144483" calcext:value-type="float">
            <text:p>310,409144483</text:p>
          </table:table-cell>
          <table:table-cell office:value-type="float" office:value="272.820364853" calcext:value-type="float">
            <text:p>272,820364853</text:p>
          </table:table-cell>
          <table:table-cell office:value-type="float" office:value="271.891184484" calcext:value-type="float">
            <text:p>271,891184484</text:p>
          </table:table-cell>
          <table:table-cell office:value-type="float" office:value="280.381792335" calcext:value-type="float">
            <text:p>280,381792335</text:p>
          </table:table-cell>
          <table:table-cell office:value-type="float" office:value="284.916943454" calcext:value-type="float">
            <text:p>284,916943454</text:p>
          </table:table-cell>
          <table:table-cell office:value-type="float" office:value="276.516457562" calcext:value-type="float">
            <text:p>276,516457562</text:p>
          </table:table-cell>
          <table:table-cell office:value-type="float" office:value="275.846878175" calcext:value-type="float">
            <text:p>275,846878175</text:p>
          </table:table-cell>
          <table:table-cell office:value-type="float" office:value="279.644164633" calcext:value-type="float">
            <text:p>279,644164633</text:p>
          </table:table-cell>
          <table:table-cell office:value-type="float" office:value="279.334506263" calcext:value-type="float">
            <text:p>279,334506263</text:p>
          </table:table-cell>
          <table:table-cell table:formula="of:=AVERAGE([.B2:.J2])" office:value-type="float" office:value="281.306826249111" calcext:value-type="float">
            <text:p>281,3068262491</text:p>
          </table:table-cell>
          <table:table-cell/>
          <table:table-cell table:formula="of:=TRIMMEAN([.B2:.K2];0.2)" office:value-type="float" office:value="278.845991690514" calcext:value-type="float">
            <text:p>278,845991690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7.41137276" calcext:value-type="float">
            <text:p>287,41137276</text:p>
          </table:table-cell>
          <table:table-cell office:value-type="float" office:value="273.629162695" calcext:value-type="float">
            <text:p>273,629162695</text:p>
          </table:table-cell>
          <table:table-cell office:value-type="float" office:value="269.97795892" calcext:value-type="float">
            <text:p>269,97795892</text:p>
          </table:table-cell>
          <table:table-cell office:value-type="float" office:value="281.821750801" calcext:value-type="float">
            <text:p>281,821750801</text:p>
          </table:table-cell>
          <table:table-cell office:value-type="float" office:value="284.118037373" calcext:value-type="float">
            <text:p>284,118037373</text:p>
          </table:table-cell>
          <table:table-cell office:value-type="float" office:value="280.633943194" calcext:value-type="float">
            <text:p>280,633943194</text:p>
          </table:table-cell>
          <table:table-cell office:value-type="float" office:value="278.653995552" calcext:value-type="float">
            <text:p>278,653995552</text:p>
          </table:table-cell>
          <table:table-cell office:value-type="float" office:value="273.18498107" calcext:value-type="float">
            <text:p>273,18498107</text:p>
          </table:table-cell>
          <table:table-cell office:value-type="float" office:value="286.371318214" calcext:value-type="float">
            <text:p>286,371318214</text:p>
          </table:table-cell>
          <table:table-cell table:formula="of:=AVERAGE([.B3:.J3])" office:value-type="float" office:value="279.533613397667" calcext:value-type="float">
            <text:p>279,5336133977</text:p>
          </table:table-cell>
          <table:table-cell/>
          <table:table-cell table:formula="of:=TRIMMEAN([.B3:.K3];0.2)" office:value-type="float" office:value="279.743350287083" calcext:value-type="float">
            <text:p>279,743350287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05454439" calcext:value-type="float">
            <text:p>271,105454439</text:p>
          </table:table-cell>
          <table:table-cell office:value-type="float" office:value="270.341586344" calcext:value-type="float">
            <text:p>270,341586344</text:p>
          </table:table-cell>
          <table:table-cell office:value-type="float" office:value="272.858917287" calcext:value-type="float">
            <text:p>272,858917287</text:p>
          </table:table-cell>
          <table:table-cell office:value-type="float" office:value="273.791109342" calcext:value-type="float">
            <text:p>273,791109342</text:p>
          </table:table-cell>
          <table:table-cell office:value-type="float" office:value="270.471170995" calcext:value-type="float">
            <text:p>270,471170995</text:p>
          </table:table-cell>
          <table:table-cell office:value-type="float" office:value="277.872012547" calcext:value-type="float">
            <text:p>277,872012547</text:p>
          </table:table-cell>
          <table:table-cell office:value-type="float" office:value="274.700122334" calcext:value-type="float">
            <text:p>274,700122334</text:p>
          </table:table-cell>
          <table:table-cell office:value-type="float" office:value="273.174145919" calcext:value-type="float">
            <text:p>273,174145919</text:p>
          </table:table-cell>
          <table:table-cell office:value-type="float" office:value="275.145376993" calcext:value-type="float">
            <text:p>275,145376993</text:p>
          </table:table-cell>
          <table:table-cell table:formula="of:=AVERAGE([.B4:.J4])" office:value-type="float" office:value="273.2733218" calcext:value-type="float">
            <text:p>273,2733218</text:p>
          </table:table-cell>
          <table:table-cell/>
          <table:table-cell table:formula="of:=TRIMMEAN([.B4:.K4];0.2)" office:value-type="float" office:value="273.064952388625" calcext:value-type="float">
            <text:p>273,064952388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9.63766601" calcext:value-type="float">
            <text:p>269,63766601</text:p>
          </table:table-cell>
          <table:table-cell office:value-type="float" office:value="271.066561926" calcext:value-type="float">
            <text:p>271,066561926</text:p>
          </table:table-cell>
          <table:table-cell office:value-type="float" office:value="275.586738528" calcext:value-type="float">
            <text:p>275,586738528</text:p>
          </table:table-cell>
          <table:table-cell office:value-type="float" office:value="279.742758191" calcext:value-type="float">
            <text:p>279,742758191</text:p>
          </table:table-cell>
          <table:table-cell office:value-type="float" office:value="281.788961491" calcext:value-type="float">
            <text:p>281,788961491</text:p>
          </table:table-cell>
          <table:table-cell office:value-type="float" office:value="283.609251799" calcext:value-type="float">
            <text:p>283,609251799</text:p>
          </table:table-cell>
          <table:table-cell office:value-type="float" office:value="279.891315261" calcext:value-type="float">
            <text:p>279,891315261</text:p>
          </table:table-cell>
          <table:table-cell office:value-type="float" office:value="278.239567579" calcext:value-type="float">
            <text:p>278,239567579</text:p>
          </table:table-cell>
          <table:table-cell office:value-type="float" office:value="283.992906072" calcext:value-type="float">
            <text:p>283,992906072</text:p>
          </table:table-cell>
          <table:table-cell table:formula="of:=AVERAGE([.B5:.J5])" office:value-type="float" office:value="278.172858539667" calcext:value-type="float">
            <text:p>278,1728585397</text:p>
          </table:table-cell>
          <table:table-cell/>
          <table:table-cell table:formula="of:=TRIMMEAN([.B5:.K5];0.2)" office:value-type="float" office:value="278.512251664333" calcext:value-type="float">
            <text:p>278,51225166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6.387540781" calcext:value-type="float">
            <text:p>266,387540781</text:p>
          </table:table-cell>
          <table:table-cell office:value-type="float" office:value="266.908112035" calcext:value-type="float">
            <text:p>266,908112035</text:p>
          </table:table-cell>
          <table:table-cell office:value-type="float" office:value="268.09518727" calcext:value-type="float">
            <text:p>268,09518727</text:p>
          </table:table-cell>
          <table:table-cell office:value-type="float" office:value="274.731712354" calcext:value-type="float">
            <text:p>274,731712354</text:p>
          </table:table-cell>
          <table:table-cell office:value-type="float" office:value="277.08222784" calcext:value-type="float">
            <text:p>277,08222784</text:p>
          </table:table-cell>
          <table:table-cell office:value-type="float" office:value="267.551186511" calcext:value-type="float">
            <text:p>267,551186511</text:p>
          </table:table-cell>
          <table:table-cell office:value-type="float" office:value="270.35013435" calcext:value-type="float">
            <text:p>270,35013435</text:p>
          </table:table-cell>
          <table:table-cell office:value-type="float" office:value="273.471798036" calcext:value-type="float">
            <text:p>273,471798036</text:p>
          </table:table-cell>
          <table:table-cell office:value-type="float" office:value="277.367504331" calcext:value-type="float">
            <text:p>277,367504331</text:p>
          </table:table-cell>
          <table:table-cell table:formula="of:=AVERAGE([.B6:.J6])" office:value-type="float" office:value="271.327267056444" calcext:value-type="float">
            <text:p>271,3272670564</text:p>
          </table:table-cell>
          <table:table-cell/>
          <table:table-cell table:formula="of:=TRIMMEAN([.B6:.K6];0.2)" office:value-type="float" office:value="271.189703181556" calcext:value-type="float">
            <text:p>271,189703181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9.220218974" calcext:value-type="float">
            <text:p>279,220218974</text:p>
          </table:table-cell>
          <table:table-cell office:value-type="float" office:value="272.598724999" calcext:value-type="float">
            <text:p>272,598724999</text:p>
          </table:table-cell>
          <table:table-cell office:value-type="float" office:value="272.712255618" calcext:value-type="float">
            <text:p>272,712255618</text:p>
          </table:table-cell>
          <table:table-cell office:value-type="float" office:value="278.715266373" calcext:value-type="float">
            <text:p>278,715266373</text:p>
          </table:table-cell>
          <table:table-cell office:value-type="float" office:value="281.235616097" calcext:value-type="float">
            <text:p>281,235616097</text:p>
          </table:table-cell>
          <table:table-cell office:value-type="float" office:value="281.295059731" calcext:value-type="float">
            <text:p>281,295059731</text:p>
          </table:table-cell>
          <table:table-cell office:value-type="float" office:value="277.263809455" calcext:value-type="float">
            <text:p>277,263809455</text:p>
          </table:table-cell>
          <table:table-cell office:value-type="float" office:value="283.327915771" calcext:value-type="float">
            <text:p>283,327915771</text:p>
          </table:table-cell>
          <table:table-cell office:value-type="float" office:value="284.857313602" calcext:value-type="float">
            <text:p>284,857313602</text:p>
          </table:table-cell>
          <table:table-cell table:formula="of:=AVERAGE([.B7:.J7])" office:value-type="float" office:value="279.02513118" calcext:value-type="float">
            <text:p>279,02513118</text:p>
          </table:table-cell>
          <table:table-cell/>
          <table:table-cell table:formula="of:=TRIMMEAN([.B7:.K7];0.2)" office:value-type="float" office:value="279.099409149875" calcext:value-type="float">
            <text:p>279,099409149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3.017521453" calcext:value-type="float">
            <text:p>273,017521453</text:p>
          </table:table-cell>
          <table:table-cell office:value-type="float" office:value="274.830638779" calcext:value-type="float">
            <text:p>274,830638779</text:p>
          </table:table-cell>
          <table:table-cell office:value-type="float" office:value="280.477627425" calcext:value-type="float">
            <text:p>280,477627425</text:p>
          </table:table-cell>
          <table:table-cell office:value-type="float" office:value="289.890260873" calcext:value-type="float">
            <text:p>289,890260873</text:p>
          </table:table-cell>
          <table:table-cell office:value-type="float" office:value="278.257239425" calcext:value-type="float">
            <text:p>278,257239425</text:p>
          </table:table-cell>
          <table:table-cell office:value-type="float" office:value="272.773441011" calcext:value-type="float">
            <text:p>272,773441011</text:p>
          </table:table-cell>
          <table:table-cell office:value-type="float" office:value="278.97736752" calcext:value-type="float">
            <text:p>278,97736752</text:p>
          </table:table-cell>
          <table:table-cell office:value-type="float" office:value="273.136549746" calcext:value-type="float">
            <text:p>273,136549746</text:p>
          </table:table-cell>
          <table:table-cell office:value-type="float" office:value="278.263250029" calcext:value-type="float">
            <text:p>278,263250029</text:p>
          </table:table-cell>
          <table:table-cell table:formula="of:=AVERAGE([.B8:.J8])" office:value-type="float" office:value="277.735988473444" calcext:value-type="float">
            <text:p>277,7359884734</text:p>
          </table:table-cell>
          <table:table-cell/>
          <table:table-cell table:formula="of:=TRIMMEAN([.B8:.K8];0.2)" office:value-type="float" office:value="276.837022856306" calcext:value-type="float">
            <text:p>276,83702285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6.080624925" calcext:value-type="float">
            <text:p>276,080624925</text:p>
          </table:table-cell>
          <table:table-cell office:value-type="float" office:value="275.224014123" calcext:value-type="float">
            <text:p>275,224014123</text:p>
          </table:table-cell>
          <table:table-cell office:value-type="float" office:value="289.672912787" calcext:value-type="float">
            <text:p>289,672912787</text:p>
          </table:table-cell>
          <table:table-cell office:value-type="float" office:value="290.408140094" calcext:value-type="float">
            <text:p>290,408140094</text:p>
          </table:table-cell>
          <table:table-cell office:value-type="float" office:value="291.574927531" calcext:value-type="float">
            <text:p>291,574927531</text:p>
          </table:table-cell>
          <table:table-cell office:value-type="float" office:value="282.148540229" calcext:value-type="float">
            <text:p>282,148540229</text:p>
          </table:table-cell>
          <table:table-cell office:value-type="float" office:value="284.686944343" calcext:value-type="float">
            <text:p>284,686944343</text:p>
          </table:table-cell>
          <table:table-cell office:value-type="float" office:value="281.232860515" calcext:value-type="float">
            <text:p>281,232860515</text:p>
          </table:table-cell>
          <table:table-cell office:value-type="float" office:value="289.819724896" calcext:value-type="float">
            <text:p>289,819724896</text:p>
          </table:table-cell>
          <table:table-cell table:formula="of:=AVERAGE([.B9:.J9])" office:value-type="float" office:value="284.538743271444" calcext:value-type="float">
            <text:p>284,5387432714</text:p>
          </table:table-cell>
          <table:table-cell/>
          <table:table-cell table:formula="of:=TRIMMEAN([.B9:.K9];0.2)" office:value-type="float" office:value="284.823561382556" calcext:value-type="float">
            <text:p>284,823561382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0.581464338" calcext:value-type="float">
            <text:p>270,581464338</text:p>
          </table:table-cell>
          <table:table-cell office:value-type="float" office:value="269.829650261" calcext:value-type="float">
            <text:p>269,829650261</text:p>
          </table:table-cell>
          <table:table-cell office:value-type="float" office:value="273.223216024" calcext:value-type="float">
            <text:p>273,223216024</text:p>
          </table:table-cell>
          <table:table-cell office:value-type="float" office:value="283.364916994" calcext:value-type="float">
            <text:p>283,364916994</text:p>
          </table:table-cell>
          <table:table-cell office:value-type="float" office:value="286.596512136" calcext:value-type="float">
            <text:p>286,596512136</text:p>
          </table:table-cell>
          <table:table-cell office:value-type="float" office:value="271.272353985" calcext:value-type="float">
            <text:p>271,272353985</text:p>
          </table:table-cell>
          <table:table-cell office:value-type="float" office:value="273.110809531" calcext:value-type="float">
            <text:p>273,110809531</text:p>
          </table:table-cell>
          <table:table-cell office:value-type="float" office:value="282.171573246" calcext:value-type="float">
            <text:p>282,171573246</text:p>
          </table:table-cell>
          <table:table-cell office:value-type="float" office:value="283.984204371" calcext:value-type="float">
            <text:p>283,984204371</text:p>
          </table:table-cell>
          <table:table-cell table:formula="of:=AVERAGE([.B10:.J10])" office:value-type="float" office:value="277.126077876222" calcext:value-type="float">
            <text:p>277,1260778762</text:p>
          </table:table-cell>
          <table:table-cell/>
          <table:table-cell table:formula="of:=TRIMMEAN([.B10:.K10];0.2)" office:value-type="float" office:value="276.854327045653" calcext:value-type="float">
            <text:p>276,854327045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16021668" calcext:value-type="float">
            <text:p>262,216021668</text:p>
          </table:table-cell>
          <table:table-cell office:value-type="float" office:value="266.914983619" calcext:value-type="float">
            <text:p>266,914983619</text:p>
          </table:table-cell>
          <table:table-cell office:value-type="float" office:value="263.101957742" calcext:value-type="float">
            <text:p>263,101957742</text:p>
          </table:table-cell>
          <table:table-cell office:value-type="float" office:value="263.941182449" calcext:value-type="float">
            <text:p>263,941182449</text:p>
          </table:table-cell>
          <table:table-cell office:value-type="float" office:value="269.538358548" calcext:value-type="float">
            <text:p>269,538358548</text:p>
          </table:table-cell>
          <table:table-cell office:value-type="float" office:value="260.33457282" calcext:value-type="float">
            <text:p>260,33457282</text:p>
          </table:table-cell>
          <table:table-cell office:value-type="float" office:value="262.993181933" calcext:value-type="float">
            <text:p>262,993181933</text:p>
          </table:table-cell>
          <table:table-cell office:value-type="float" office:value="270.288076874" calcext:value-type="float">
            <text:p>270,288076874</text:p>
          </table:table-cell>
          <table:table-cell office:value-type="float" office:value="270.773869525" calcext:value-type="float">
            <text:p>270,773869525</text:p>
          </table:table-cell>
          <table:table-cell table:formula="of:=AVERAGE([.B11:.J11])" office:value-type="float" office:value="265.566911686444" calcext:value-type="float">
            <text:p>265,5669116864</text:p>
          </table:table-cell>
          <table:table-cell/>
          <table:table-cell table:formula="of:=TRIMMEAN([.B11:.K11];0.2)" office:value-type="float" office:value="265.570084314931" calcext:value-type="float">
            <text:p>265,570084314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107285306" calcext:value-type="float">
            <text:p>263,107285306</text:p>
          </table:table-cell>
          <table:table-cell office:value-type="float" office:value="271.217569862" calcext:value-type="float">
            <text:p>271,217569862</text:p>
          </table:table-cell>
          <table:table-cell office:value-type="float" office:value="277.102784516" calcext:value-type="float">
            <text:p>277,102784516</text:p>
          </table:table-cell>
          <table:table-cell office:value-type="float" office:value="271.432165286" calcext:value-type="float">
            <text:p>271,432165286</text:p>
          </table:table-cell>
          <table:table-cell office:value-type="float" office:value="276.291466843" calcext:value-type="float">
            <text:p>276,291466843</text:p>
          </table:table-cell>
          <table:table-cell office:value-type="float" office:value="271.266793459" calcext:value-type="float">
            <text:p>271,266793459</text:p>
          </table:table-cell>
          <table:table-cell office:value-type="float" office:value="268.314534769" calcext:value-type="float">
            <text:p>268,314534769</text:p>
          </table:table-cell>
          <table:table-cell office:value-type="float" office:value="270.095627435" calcext:value-type="float">
            <text:p>270,095627435</text:p>
          </table:table-cell>
          <table:table-cell office:value-type="float" office:value="273.973236323" calcext:value-type="float">
            <text:p>273,973236323</text:p>
          </table:table-cell>
          <table:table-cell table:formula="of:=AVERAGE([.B12:.J12])" office:value-type="float" office:value="271.422384866556" calcext:value-type="float">
            <text:p>271,4223848666</text:p>
          </table:table-cell>
          <table:table-cell/>
          <table:table-cell table:formula="of:=TRIMMEAN([.B12:.K12];0.2)" office:value-type="float" office:value="271.751722355444" calcext:value-type="float">
            <text:p>271,751722355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7.935173043" calcext:value-type="float">
            <text:p>257,935173043</text:p>
          </table:table-cell>
          <table:table-cell office:value-type="float" office:value="260.432750776" calcext:value-type="float">
            <text:p>260,432750776</text:p>
          </table:table-cell>
          <table:table-cell office:value-type="float" office:value="269.534290517" calcext:value-type="float">
            <text:p>269,534290517</text:p>
          </table:table-cell>
          <table:table-cell office:value-type="float" office:value="273.191091008" calcext:value-type="float">
            <text:p>273,191091008</text:p>
          </table:table-cell>
          <table:table-cell office:value-type="float" office:value="272.761597074" calcext:value-type="float">
            <text:p>272,761597074</text:p>
          </table:table-cell>
          <table:table-cell office:value-type="float" office:value="264.17575664" calcext:value-type="float">
            <text:p>264,17575664</text:p>
          </table:table-cell>
          <table:table-cell office:value-type="float" office:value="270.097908857" calcext:value-type="float">
            <text:p>270,097908857</text:p>
          </table:table-cell>
          <table:table-cell office:value-type="float" office:value="272.317619293" calcext:value-type="float">
            <text:p>272,317619293</text:p>
          </table:table-cell>
          <table:table-cell office:value-type="float" office:value="275.055036679" calcext:value-type="float">
            <text:p>275,055036679</text:p>
          </table:table-cell>
          <table:table-cell table:formula="of:=AVERAGE([.B13:.J13])" office:value-type="float" office:value="268.389024876333" calcext:value-type="float">
            <text:p>268,3890248763</text:p>
          </table:table-cell>
          <table:table-cell/>
          <table:table-cell table:formula="of:=TRIMMEAN([.B13:.K13];0.2)" office:value-type="float" office:value="268.862504880167" calcext:value-type="float">
            <text:p>268,8625048802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8.938458313" calcext:value-type="float">
            <text:p>268,938458313</text:p>
          </table:table-cell>
          <table:table-cell office:value-type="float" office:value="265.832773934" calcext:value-type="float">
            <text:p>265,832773934</text:p>
          </table:table-cell>
          <table:table-cell office:value-type="float" office:value="272.420342791" calcext:value-type="float">
            <text:p>272,420342791</text:p>
          </table:table-cell>
          <table:table-cell office:value-type="float" office:value="276.941304355" calcext:value-type="float">
            <text:p>276,941304355</text:p>
          </table:table-cell>
          <table:table-cell office:value-type="float" office:value="279.896447901" calcext:value-type="float">
            <text:p>279,896447901</text:p>
          </table:table-cell>
          <table:table-cell office:value-type="float" office:value="268.930482354" calcext:value-type="float">
            <text:p>268,930482354</text:p>
          </table:table-cell>
          <table:table-cell office:value-type="float" office:value="267.016060011" calcext:value-type="float">
            <text:p>267,016060011</text:p>
          </table:table-cell>
          <table:table-cell office:value-type="float" office:value="276.275059931" calcext:value-type="float">
            <text:p>276,275059931</text:p>
          </table:table-cell>
          <table:table-cell office:value-type="float" office:value="276.023138427" calcext:value-type="float">
            <text:p>276,023138427</text:p>
          </table:table-cell>
          <table:table-cell table:formula="of:=AVERAGE([.B14:.J14])" office:value-type="float" office:value="272.474896446333" calcext:value-type="float">
            <text:p>272,4748964463</text:p>
          </table:table-cell>
          <table:table-cell/>
          <table:table-cell table:formula="of:=TRIMMEAN([.B14:.K14];0.2)" office:value-type="float" office:value="272.377467828542" calcext:value-type="float">
            <text:p>272,377467828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0.711687967" calcext:value-type="float">
            <text:p>270,711687967</text:p>
          </table:table-cell>
          <table:table-cell office:value-type="float" office:value="281.985854436" calcext:value-type="float">
            <text:p>281,985854436</text:p>
          </table:table-cell>
          <table:table-cell office:value-type="float" office:value="275.874649899" calcext:value-type="float">
            <text:p>275,874649899</text:p>
          </table:table-cell>
          <table:table-cell office:value-type="float" office:value="275.083935335" calcext:value-type="float">
            <text:p>275,083935335</text:p>
          </table:table-cell>
          <table:table-cell office:value-type="float" office:value="285.795616171" calcext:value-type="float">
            <text:p>285,795616171</text:p>
          </table:table-cell>
          <table:table-cell office:value-type="float" office:value="267.073479534" calcext:value-type="float">
            <text:p>267,073479534</text:p>
          </table:table-cell>
          <table:table-cell office:value-type="float" office:value="273.970971527" calcext:value-type="float">
            <text:p>273,970971527</text:p>
          </table:table-cell>
          <table:table-cell office:value-type="float" office:value="278.852674136" calcext:value-type="float">
            <text:p>278,852674136</text:p>
          </table:table-cell>
          <table:table-cell office:value-type="float" office:value="278.847245889" calcext:value-type="float">
            <text:p>278,847245889</text:p>
          </table:table-cell>
          <table:table-cell table:formula="of:=AVERAGE([.B15:.J15])" office:value-type="float" office:value="276.466234988222" calcext:value-type="float">
            <text:p>276,4662349882</text:p>
          </table:table-cell>
          <table:table-cell/>
          <table:table-cell table:formula="of:=TRIMMEAN([.B15:.K15];0.2)" office:value-type="float" office:value="276.474156772153" calcext:value-type="float">
            <text:p>276,474156772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6.252656531" calcext:value-type="float">
            <text:p>276,252656531</text:p>
          </table:table-cell>
          <table:table-cell office:value-type="float" office:value="279.991567218" calcext:value-type="float">
            <text:p>279,991567218</text:p>
          </table:table-cell>
          <table:table-cell office:value-type="float" office:value="283.780407621" calcext:value-type="float">
            <text:p>283,780407621</text:p>
          </table:table-cell>
          <table:table-cell office:value-type="float" office:value="284.318239991" calcext:value-type="float">
            <text:p>284,318239991</text:p>
          </table:table-cell>
          <table:table-cell office:value-type="float" office:value="284.372770811" calcext:value-type="float">
            <text:p>284,372770811</text:p>
          </table:table-cell>
          <table:table-cell office:value-type="float" office:value="275.435540034" calcext:value-type="float">
            <text:p>275,435540034</text:p>
          </table:table-cell>
          <table:table-cell office:value-type="float" office:value="292.638230332" calcext:value-type="float">
            <text:p>292,638230332</text:p>
          </table:table-cell>
          <table:table-cell office:value-type="float" office:value="277.676694418" calcext:value-type="float">
            <text:p>277,676694418</text:p>
          </table:table-cell>
          <table:table-cell office:value-type="float" office:value="279.270807588" calcext:value-type="float">
            <text:p>279,270807588</text:p>
          </table:table-cell>
          <table:table-cell table:formula="of:=AVERAGE([.B16:.J16])" office:value-type="float" office:value="281.526323838222" calcext:value-type="float">
            <text:p>281,5263238382</text:p>
          </table:table-cell>
          <table:table-cell/>
          <table:table-cell table:formula="of:=TRIMMEAN([.B16:.K16];0.2)" office:value-type="float" office:value="280.898683502028" calcext:value-type="float">
            <text:p>280,898683502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9.265680329" calcext:value-type="float">
            <text:p>269,265680329</text:p>
          </table:table-cell>
          <table:table-cell office:value-type="float" office:value="279.255928578" calcext:value-type="float">
            <text:p>279,255928578</text:p>
          </table:table-cell>
          <table:table-cell office:value-type="float" office:value="279.188427634" calcext:value-type="float">
            <text:p>279,188427634</text:p>
          </table:table-cell>
          <table:table-cell office:value-type="float" office:value="281.022720902" calcext:value-type="float">
            <text:p>281,022720902</text:p>
          </table:table-cell>
          <table:table-cell office:value-type="float" office:value="282.894183819" calcext:value-type="float">
            <text:p>282,894183819</text:p>
          </table:table-cell>
          <table:table-cell office:value-type="float" office:value="268.974279355" calcext:value-type="float">
            <text:p>268,974279355</text:p>
          </table:table-cell>
          <table:table-cell office:value-type="float" office:value="277.595528373" calcext:value-type="float">
            <text:p>277,595528373</text:p>
          </table:table-cell>
          <table:table-cell office:value-type="float" office:value="283.751187426" calcext:value-type="float">
            <text:p>283,751187426</text:p>
          </table:table-cell>
          <table:table-cell office:value-type="float" office:value="277.519981956" calcext:value-type="float">
            <text:p>277,519981956</text:p>
          </table:table-cell>
          <table:table-cell table:formula="of:=AVERAGE([.B17:.J17])" office:value-type="float" office:value="277.718657596889" calcext:value-type="float">
            <text:p>277,7186575969</text:p>
          </table:table-cell>
          <table:table-cell/>
          <table:table-cell table:formula="of:=TRIMMEAN([.B17:.K17];0.2)" office:value-type="float" office:value="278.057638648486" calcext:value-type="float">
            <text:p>278,057638648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7.271066" calcext:value-type="float">
            <text:p>257,271066</text:p>
          </table:table-cell>
          <table:table-cell office:value-type="float" office:value="266.029523595" calcext:value-type="float">
            <text:p>266,029523595</text:p>
          </table:table-cell>
          <table:table-cell office:value-type="float" office:value="263.794528181" calcext:value-type="float">
            <text:p>263,794528181</text:p>
          </table:table-cell>
          <table:table-cell office:value-type="float" office:value="269.720232905" calcext:value-type="float">
            <text:p>269,720232905</text:p>
          </table:table-cell>
          <table:table-cell office:value-type="float" office:value="276.588452523" calcext:value-type="float">
            <text:p>276,588452523</text:p>
          </table:table-cell>
          <table:table-cell office:value-type="float" office:value="268.584032486" calcext:value-type="float">
            <text:p>268,584032486</text:p>
          </table:table-cell>
          <table:table-cell office:value-type="float" office:value="268.607316347" calcext:value-type="float">
            <text:p>268,607316347</text:p>
          </table:table-cell>
          <table:table-cell office:value-type="float" office:value="270.998004168" calcext:value-type="float">
            <text:p>270,998004168</text:p>
          </table:table-cell>
          <table:table-cell office:value-type="float" office:value="266.827106977" calcext:value-type="float">
            <text:p>266,827106977</text:p>
          </table:table-cell>
          <table:table-cell table:formula="of:=AVERAGE([.B18:.J18])" office:value-type="float" office:value="267.602251464667" calcext:value-type="float">
            <text:p>267,6022514647</text:p>
          </table:table-cell>
          <table:table-cell/>
          <table:table-cell table:formula="of:=TRIMMEAN([.B18:.K18];0.2)" office:value-type="float" office:value="267.770374515458" calcext:value-type="float">
            <text:p>267,770374515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9.830144321" calcext:value-type="float">
            <text:p>269,830144321</text:p>
          </table:table-cell>
          <table:table-cell office:value-type="float" office:value="276.119954785" calcext:value-type="float">
            <text:p>276,119954785</text:p>
          </table:table-cell>
          <table:table-cell office:value-type="float" office:value="276.838671736" calcext:value-type="float">
            <text:p>276,838671736</text:p>
          </table:table-cell>
          <table:table-cell office:value-type="float" office:value="275.731958169" calcext:value-type="float">
            <text:p>275,731958169</text:p>
          </table:table-cell>
          <table:table-cell office:value-type="float" office:value="284.723974434" calcext:value-type="float">
            <text:p>284,723974434</text:p>
          </table:table-cell>
          <table:table-cell office:value-type="float" office:value="280.911468418" calcext:value-type="float">
            <text:p>280,911468418</text:p>
          </table:table-cell>
          <table:table-cell office:value-type="float" office:value="275.094057099" calcext:value-type="float">
            <text:p>275,094057099</text:p>
          </table:table-cell>
          <table:table-cell office:value-type="float" office:value="273.856885091" calcext:value-type="float">
            <text:p>273,856885091</text:p>
          </table:table-cell>
          <table:table-cell office:value-type="float" office:value="276.104095238" calcext:value-type="float">
            <text:p>276,104095238</text:p>
          </table:table-cell>
          <table:table-cell table:formula="of:=AVERAGE([.B19:.J19])" office:value-type="float" office:value="276.579023254556" calcext:value-type="float">
            <text:p>276,5790232546</text:p>
          </table:table-cell>
          <table:table-cell/>
          <table:table-cell table:formula="of:=TRIMMEAN([.B19:.K19];0.2)" office:value-type="float" office:value="276.404514223819" calcext:value-type="float">
            <text:p>276,40451422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05.15488119704" calcext:value-type="float">
            <text:p>3305,1548811971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21.267988457" calcext:value-type="float">
            <text:p>321,267988457</text:p>
          </table:table-cell>
          <table:table-cell office:value-type="float" office:value="302.670839569" calcext:value-type="float">
            <text:p>302,670839569</text:p>
          </table:table-cell>
          <table:table-cell office:value-type="float" office:value="287.86131496" calcext:value-type="float">
            <text:p>287,86131496</text:p>
          </table:table-cell>
          <table:table-cell office:value-type="float" office:value="300.061969672" calcext:value-type="float">
            <text:p>300,061969672</text:p>
          </table:table-cell>
          <table:table-cell office:value-type="float" office:value="294.071085527" calcext:value-type="float">
            <text:p>294,071085527</text:p>
          </table:table-cell>
          <table:table-cell office:value-type="float" office:value="284.800693668" calcext:value-type="float">
            <text:p>284,800693668</text:p>
          </table:table-cell>
          <table:table-cell office:value-type="float" office:value="294.727222567" calcext:value-type="float">
            <text:p>294,727222567</text:p>
          </table:table-cell>
          <table:table-cell office:value-type="float" office:value="286.496194648" calcext:value-type="float">
            <text:p>286,496194648</text:p>
          </table:table-cell>
          <table:table-cell office:value-type="float" office:value="293.965555072" calcext:value-type="float">
            <text:p>293,965555072</text:p>
          </table:table-cell>
          <table:table-cell office:value-type="float" office:value="297.9230163457" calcext:value-type="float">
            <text:p>297,9230163457</text:p>
          </table:table-cell>
          <table:table-cell/>
          <table:table-cell table:formula="of:=TRIMMEAN([.B2:.K2];0.2)" office:value-type="float" office:value="294.722149795087" calcext:value-type="float">
            <text:p>294,7221497951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311.735897433" calcext:value-type="float">
            <text:p>311,735897433</text:p>
          </table:table-cell>
          <table:table-cell office:value-type="float" office:value="314.731641696" calcext:value-type="float">
            <text:p>314,731641696</text:p>
          </table:table-cell>
          <table:table-cell office:value-type="float" office:value="301.863575332" calcext:value-type="float">
            <text:p>301,863575332</text:p>
          </table:table-cell>
          <table:table-cell office:value-type="float" office:value="305.596238686" calcext:value-type="float">
            <text:p>305,596238686</text:p>
          </table:table-cell>
          <table:table-cell office:value-type="float" office:value="306.989207565" calcext:value-type="float">
            <text:p>306,989207565</text:p>
          </table:table-cell>
          <table:table-cell office:value-type="float" office:value="293.383920044" calcext:value-type="float">
            <text:p>293,383920044</text:p>
          </table:table-cell>
          <table:table-cell office:value-type="float" office:value="302.535300952" calcext:value-type="float">
            <text:p>302,535300952</text:p>
          </table:table-cell>
          <table:table-cell office:value-type="float" office:value="299.171763226" calcext:value-type="float">
            <text:p>299,171763226</text:p>
          </table:table-cell>
          <table:table-cell office:value-type="float" office:value="306.63921504" calcext:value-type="float">
            <text:p>306,63921504</text:p>
          </table:table-cell>
          <table:table-cell office:value-type="float" office:value="305.2622545297" calcext:value-type="float">
            <text:p>305,2622545297</text:p>
          </table:table-cell>
          <table:table-cell/>
          <table:table-cell table:formula="of:=TRIMMEAN([.B3:.K3];0.2)" office:value-type="float" office:value="304.974181595462" calcext:value-type="float">
            <text:p>304,9741815955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303.094476098" calcext:value-type="float">
            <text:p>303,094476098</text:p>
          </table:table-cell>
          <table:table-cell office:value-type="float" office:value="310.419425635" calcext:value-type="float">
            <text:p>310,419425635</text:p>
          </table:table-cell>
          <table:table-cell office:value-type="float" office:value="297.234952811" calcext:value-type="float">
            <text:p>297,234952811</text:p>
          </table:table-cell>
          <table:table-cell office:value-type="float" office:value="298.566311319" calcext:value-type="float">
            <text:p>298,566311319</text:p>
          </table:table-cell>
          <table:table-cell office:value-type="float" office:value="295.403375364" calcext:value-type="float">
            <text:p>295,403375364</text:p>
          </table:table-cell>
          <table:table-cell office:value-type="float" office:value="288.331900537" calcext:value-type="float">
            <text:p>288,331900537</text:p>
          </table:table-cell>
          <table:table-cell office:value-type="float" office:value="299.962877442" calcext:value-type="float">
            <text:p>299,962877442</text:p>
          </table:table-cell>
          <table:table-cell office:value-type="float" office:value="289.407707113" calcext:value-type="float">
            <text:p>289,407707113</text:p>
          </table:table-cell>
          <table:table-cell office:value-type="float" office:value="298.427140613" calcext:value-type="float">
            <text:p>298,427140613</text:p>
          </table:table-cell>
          <table:table-cell office:value-type="float" office:value="299.0019027437" calcext:value-type="float">
            <text:p>299,0019027437</text:p>
          </table:table-cell>
          <table:table-cell/>
          <table:table-cell table:formula="of:=TRIMMEAN([.B4:.K4];0.2)" office:value-type="float" office:value="297.637342937962" calcext:value-type="float">
            <text:p>297,63734293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7.58012736" calcext:value-type="float">
            <text:p>307,58012736</text:p>
          </table:table-cell>
          <table:table-cell office:value-type="float" office:value="311.030627095" calcext:value-type="float">
            <text:p>311,030627095</text:p>
          </table:table-cell>
          <table:table-cell office:value-type="float" office:value="313.006793365" calcext:value-type="float">
            <text:p>313,006793365</text:p>
          </table:table-cell>
          <table:table-cell office:value-type="float" office:value="308.712164704" calcext:value-type="float">
            <text:p>308,712164704</text:p>
          </table:table-cell>
          <table:table-cell office:value-type="float" office:value="302.231973905" calcext:value-type="float">
            <text:p>302,231973905</text:p>
          </table:table-cell>
          <table:table-cell office:value-type="float" office:value="294.816186983" calcext:value-type="float">
            <text:p>294,816186983</text:p>
          </table:table-cell>
          <table:table-cell office:value-type="float" office:value="302.583413957" calcext:value-type="float">
            <text:p>302,583413957</text:p>
          </table:table-cell>
          <table:table-cell office:value-type="float" office:value="293.979696494" calcext:value-type="float">
            <text:p>293,979696494</text:p>
          </table:table-cell>
          <table:table-cell office:value-type="float" office:value="305.87661963" calcext:value-type="float">
            <text:p>305,87661963</text:p>
          </table:table-cell>
          <table:table-cell office:value-type="float" office:value="305.7087553384" calcext:value-type="float">
            <text:p>305,7087553384</text:p>
          </table:table-cell>
          <table:table-cell/>
          <table:table-cell table:formula="of:=TRIMMEAN([.B5:.K5];0.2)" office:value-type="float" office:value="304.81748362155" calcext:value-type="float">
            <text:p>304,8174836216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12.074142325" calcext:value-type="float">
            <text:p>312,074142325</text:p>
          </table:table-cell>
          <table:table-cell office:value-type="float" office:value="303.674330745" calcext:value-type="float">
            <text:p>303,674330745</text:p>
          </table:table-cell>
          <table:table-cell office:value-type="float" office:value="306.568673115" calcext:value-type="float">
            <text:p>306,568673115</text:p>
          </table:table-cell>
          <table:table-cell office:value-type="float" office:value="316.942958072" calcext:value-type="float">
            <text:p>316,942958072</text:p>
          </table:table-cell>
          <table:table-cell office:value-type="float" office:value="316.754158591" calcext:value-type="float">
            <text:p>316,754158591</text:p>
          </table:table-cell>
          <table:table-cell office:value-type="float" office:value="303.445351933" calcext:value-type="float">
            <text:p>303,445351933</text:p>
          </table:table-cell>
          <table:table-cell office:value-type="float" office:value="310.473541078" calcext:value-type="float">
            <text:p>310,473541078</text:p>
          </table:table-cell>
          <table:table-cell office:value-type="float" office:value="298.798346191" calcext:value-type="float">
            <text:p>298,798346191</text:p>
          </table:table-cell>
          <table:table-cell office:value-type="float" office:value="313.968868042" calcext:value-type="float">
            <text:p>313,968868042</text:p>
          </table:table-cell>
          <table:table-cell office:value-type="float" office:value="309.990450837" calcext:value-type="float">
            <text:p>309,990450837</text:p>
          </table:table-cell>
          <table:table-cell/>
          <table:table-cell table:formula="of:=TRIMMEAN([.B6:.K6];0.2)" office:value-type="float" office:value="309.61868958325" calcext:value-type="float">
            <text:p>309,6186895833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9.450625423" calcext:value-type="float">
            <text:p>299,450625423</text:p>
          </table:table-cell>
          <table:table-cell office:value-type="float" office:value="290.26472834" calcext:value-type="float">
            <text:p>290,26472834</text:p>
          </table:table-cell>
          <table:table-cell office:value-type="float" office:value="297.92697699" calcext:value-type="float">
            <text:p>297,92697699</text:p>
          </table:table-cell>
          <table:table-cell office:value-type="float" office:value="297.673085671" calcext:value-type="float">
            <text:p>297,673085671</text:p>
          </table:table-cell>
          <table:table-cell office:value-type="float" office:value="295.95600078" calcext:value-type="float">
            <text:p>295,95600078</text:p>
          </table:table-cell>
          <table:table-cell office:value-type="float" office:value="291.510966209" calcext:value-type="float">
            <text:p>291,510966209</text:p>
          </table:table-cell>
          <table:table-cell office:value-type="float" office:value="299.664371543" calcext:value-type="float">
            <text:p>299,664371543</text:p>
          </table:table-cell>
          <table:table-cell office:value-type="float" office:value="291.396813814" calcext:value-type="float">
            <text:p>291,396813814</text:p>
          </table:table-cell>
          <table:table-cell office:value-type="float" office:value="301.25655467" calcext:value-type="float">
            <text:p>301,25655467</text:p>
          </table:table-cell>
          <table:table-cell office:value-type="float" office:value="296.0638221366" calcext:value-type="float">
            <text:p>296,0638221366</text:p>
          </table:table-cell>
          <table:table-cell/>
          <table:table-cell table:formula="of:=TRIMMEAN([.B7:.K7];0.2)" office:value-type="float" office:value="296.205332820825" calcext:value-type="float">
            <text:p>296,205332820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04.241618761" calcext:value-type="float">
            <text:p>304,241618761</text:p>
          </table:table-cell>
          <table:table-cell office:value-type="float" office:value="291.266877978" calcext:value-type="float">
            <text:p>291,266877978</text:p>
          </table:table-cell>
          <table:table-cell office:value-type="float" office:value="296.800323702" calcext:value-type="float">
            <text:p>296,800323702</text:p>
          </table:table-cell>
          <table:table-cell office:value-type="float" office:value="296.569266655" calcext:value-type="float">
            <text:p>296,569266655</text:p>
          </table:table-cell>
          <table:table-cell office:value-type="float" office:value="293.686706239" calcext:value-type="float">
            <text:p>293,686706239</text:p>
          </table:table-cell>
          <table:table-cell office:value-type="float" office:value="292.465085689" calcext:value-type="float">
            <text:p>292,465085689</text:p>
          </table:table-cell>
          <table:table-cell office:value-type="float" office:value="295.326821452" calcext:value-type="float">
            <text:p>295,326821452</text:p>
          </table:table-cell>
          <table:table-cell office:value-type="float" office:value="289.542461524" calcext:value-type="float">
            <text:p>289,542461524</text:p>
          </table:table-cell>
          <table:table-cell office:value-type="float" office:value="301.456898304" calcext:value-type="float">
            <text:p>301,456898304</text:p>
          </table:table-cell>
          <table:table-cell office:value-type="float" office:value="295.7652429251" calcext:value-type="float">
            <text:p>295,7652429251</text:p>
          </table:table-cell>
          <table:table-cell/>
          <table:table-cell table:formula="of:=TRIMMEAN([.B8:.K8];0.2)" office:value-type="float" office:value="295.417152868012" calcext:value-type="float">
            <text:p>295,41715286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31.015028527" calcext:value-type="float">
            <text:p>331,015028527</text:p>
          </table:table-cell>
          <table:table-cell office:value-type="float" office:value="310.134662048" calcext:value-type="float">
            <text:p>310,134662048</text:p>
          </table:table-cell>
          <table:table-cell office:value-type="float" office:value="313.325873119" calcext:value-type="float">
            <text:p>313,325873119</text:p>
          </table:table-cell>
          <table:table-cell office:value-type="float" office:value="327.890824016" calcext:value-type="float">
            <text:p>327,890824016</text:p>
          </table:table-cell>
          <table:table-cell office:value-type="float" office:value="325.659583749" calcext:value-type="float">
            <text:p>325,659583749</text:p>
          </table:table-cell>
          <table:table-cell office:value-type="float" office:value="313.458913832" calcext:value-type="float">
            <text:p>313,458913832</text:p>
          </table:table-cell>
          <table:table-cell office:value-type="float" office:value="320.415581582" calcext:value-type="float">
            <text:p>320,415581582</text:p>
          </table:table-cell>
          <table:table-cell office:value-type="float" office:value="314.572435263" calcext:value-type="float">
            <text:p>314,572435263</text:p>
          </table:table-cell>
          <table:table-cell office:value-type="float" office:value="327.947503526" calcext:value-type="float">
            <text:p>327,947503526</text:p>
          </table:table-cell>
          <table:table-cell office:value-type="float" office:value="320.2714952676" calcext:value-type="float">
            <text:p>320,2714952676</text:p>
          </table:table-cell>
          <table:table-cell/>
          <table:table-cell table:formula="of:=TRIMMEAN([.B9:.K9];0.2)" office:value-type="float" office:value="320.442776294325" calcext:value-type="float">
            <text:p>320,442776294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304.281097212" calcext:value-type="float">
            <text:p>304,281097212</text:p>
          </table:table-cell>
          <table:table-cell office:value-type="float" office:value="294.951668837" calcext:value-type="float">
            <text:p>294,951668837</text:p>
          </table:table-cell>
          <table:table-cell office:value-type="float" office:value="296.828689059" calcext:value-type="float">
            <text:p>296,828689059</text:p>
          </table:table-cell>
          <table:table-cell office:value-type="float" office:value="308.927007889" calcext:value-type="float">
            <text:p>308,927007889</text:p>
          </table:table-cell>
          <table:table-cell office:value-type="float" office:value="300.555314792" calcext:value-type="float">
            <text:p>300,555314792</text:p>
          </table:table-cell>
          <table:table-cell office:value-type="float" office:value="294.544313233" calcext:value-type="float">
            <text:p>294,544313233</text:p>
          </table:table-cell>
          <table:table-cell office:value-type="float" office:value="306.106022157" calcext:value-type="float">
            <text:p>306,106022157</text:p>
          </table:table-cell>
          <table:table-cell office:value-type="float" office:value="298.104185419" calcext:value-type="float">
            <text:p>298,104185419</text:p>
          </table:table-cell>
          <table:table-cell office:value-type="float" office:value="295.579478846" calcext:value-type="float">
            <text:p>295,579478846</text:p>
          </table:table-cell>
          <table:table-cell office:value-type="float" office:value="300.8848733113" calcext:value-type="float">
            <text:p>300,8848733113</text:p>
          </table:table-cell>
          <table:table-cell/>
          <table:table-cell table:formula="of:=TRIMMEAN([.B10:.K10];0.2)" office:value-type="float" office:value="299.661416204163" calcext:value-type="float">
            <text:p>299,6614162042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8.482393289" calcext:value-type="float">
            <text:p>298,482393289</text:p>
          </table:table-cell>
          <table:table-cell office:value-type="float" office:value="292.820932218" calcext:value-type="float">
            <text:p>292,820932218</text:p>
          </table:table-cell>
          <table:table-cell office:value-type="float" office:value="289.781201384" calcext:value-type="float">
            <text:p>289,781201384</text:p>
          </table:table-cell>
          <table:table-cell office:value-type="float" office:value="295.322269042" calcext:value-type="float">
            <text:p>295,322269042</text:p>
          </table:table-cell>
          <table:table-cell office:value-type="float" office:value="294.406506766" calcext:value-type="float">
            <text:p>294,406506766</text:p>
          </table:table-cell>
          <table:table-cell office:value-type="float" office:value="291.114515576" calcext:value-type="float">
            <text:p>291,114515576</text:p>
          </table:table-cell>
          <table:table-cell office:value-type="float" office:value="295.39834997" calcext:value-type="float">
            <text:p>295,39834997</text:p>
          </table:table-cell>
          <table:table-cell office:value-type="float" office:value="289.905275817" calcext:value-type="float">
            <text:p>289,905275817</text:p>
          </table:table-cell>
          <table:table-cell office:value-type="float" office:value="283.644334674" calcext:value-type="float">
            <text:p>283,644334674</text:p>
          </table:table-cell>
          <table:table-cell office:value-type="float" office:value="293.9037383207" calcext:value-type="float">
            <text:p>293,9037383207</text:p>
          </table:table-cell>
          <table:table-cell/>
          <table:table-cell table:formula="of:=TRIMMEAN([.B11:.K11];0.2)" office:value-type="float" office:value="292.831598636712" calcext:value-type="float">
            <text:p>292,8315986367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306.052352562" calcext:value-type="float">
            <text:p>306,052352562</text:p>
          </table:table-cell>
          <table:table-cell office:value-type="float" office:value="292.898660398" calcext:value-type="float">
            <text:p>292,898660398</text:p>
          </table:table-cell>
          <table:table-cell office:value-type="float" office:value="296.860991056" calcext:value-type="float">
            <text:p>296,860991056</text:p>
          </table:table-cell>
          <table:table-cell office:value-type="float" office:value="295.08840644" calcext:value-type="float">
            <text:p>295,08840644</text:p>
          </table:table-cell>
          <table:table-cell office:value-type="float" office:value="294.981797737" calcext:value-type="float">
            <text:p>294,981797737</text:p>
          </table:table-cell>
          <table:table-cell office:value-type="float" office:value="299.704912474" calcext:value-type="float">
            <text:p>299,704912474</text:p>
          </table:table-cell>
          <table:table-cell office:value-type="float" office:value="302.799920948" calcext:value-type="float">
            <text:p>302,799920948</text:p>
          </table:table-cell>
          <table:table-cell office:value-type="float" office:value="291.498750687" calcext:value-type="float">
            <text:p>291,498750687</text:p>
          </table:table-cell>
          <table:table-cell office:value-type="float" office:value="287.934985391" calcext:value-type="float">
            <text:p>287,934985391</text:p>
          </table:table-cell>
          <table:table-cell office:value-type="float" office:value="298.341005945" calcext:value-type="float">
            <text:p>298,341005945</text:p>
          </table:table-cell>
          <table:table-cell/>
          <table:table-cell table:formula="of:=TRIMMEAN([.B12:.K12];0.2)" office:value-type="float" office:value="296.521805710625" calcext:value-type="float">
            <text:p>296,521805710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306.364894518" calcext:value-type="float">
            <text:p>306,364894518</text:p>
          </table:table-cell>
          <table:table-cell office:value-type="float" office:value="300.84475172" calcext:value-type="float">
            <text:p>300,84475172</text:p>
          </table:table-cell>
          <table:table-cell office:value-type="float" office:value="306.802014001" calcext:value-type="float">
            <text:p>306,802014001</text:p>
          </table:table-cell>
          <table:table-cell office:value-type="float" office:value="306.91953434" calcext:value-type="float">
            <text:p>306,91953434</text:p>
          </table:table-cell>
          <table:table-cell office:value-type="float" office:value="307.952098393" calcext:value-type="float">
            <text:p>307,952098393</text:p>
          </table:table-cell>
          <table:table-cell office:value-type="float" office:value="303.52484125" calcext:value-type="float">
            <text:p>303,52484125</text:p>
          </table:table-cell>
          <table:table-cell office:value-type="float" office:value="318.064810221" calcext:value-type="float">
            <text:p>318,064810221</text:p>
          </table:table-cell>
          <table:table-cell office:value-type="float" office:value="302.617595405" calcext:value-type="float">
            <text:p>302,617595405</text:p>
          </table:table-cell>
          <table:table-cell office:value-type="float" office:value="317.654191425" calcext:value-type="float">
            <text:p>317,654191425</text:p>
          </table:table-cell>
          <table:table-cell office:value-type="float" office:value="307.2104206347" calcext:value-type="float">
            <text:p>307,2104206347</text:p>
          </table:table-cell>
          <table:table-cell/>
          <table:table-cell table:formula="of:=TRIMMEAN([.B13:.K13];0.2)" office:value-type="float" office:value="307.380698745838" calcext:value-type="float">
            <text:p>307,380698745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92.753835747" calcext:value-type="float">
            <text:p>292,753835747</text:p>
          </table:table-cell>
          <table:table-cell office:value-type="float" office:value="287.562801798" calcext:value-type="float">
            <text:p>287,562801798</text:p>
          </table:table-cell>
          <table:table-cell office:value-type="float" office:value="290.950422911" calcext:value-type="float">
            <text:p>290,950422911</text:p>
          </table:table-cell>
          <table:table-cell office:value-type="float" office:value="297.886253341" calcext:value-type="float">
            <text:p>297,886253341</text:p>
          </table:table-cell>
          <table:table-cell office:value-type="float" office:value="297.856676276" calcext:value-type="float">
            <text:p>297,856676276</text:p>
          </table:table-cell>
          <table:table-cell office:value-type="float" office:value="290.410268101" calcext:value-type="float">
            <text:p>290,410268101</text:p>
          </table:table-cell>
          <table:table-cell office:value-type="float" office:value="293.551521544" calcext:value-type="float">
            <text:p>293,551521544</text:p>
          </table:table-cell>
          <table:table-cell office:value-type="float" office:value="290.07811261" calcext:value-type="float">
            <text:p>290,07811261</text:p>
          </table:table-cell>
          <table:table-cell office:value-type="float" office:value="300.390482107" calcext:value-type="float">
            <text:p>300,390482107</text:p>
          </table:table-cell>
          <table:table-cell office:value-type="float" office:value="292.9959685311" calcext:value-type="float">
            <text:p>292,9959685311</text:p>
          </table:table-cell>
          <table:table-cell/>
          <table:table-cell table:formula="of:=TRIMMEAN([.B14:.K14];0.2)" office:value-type="float" office:value="293.310382382638" calcext:value-type="float">
            <text:p>293,310382382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8.155175267" calcext:value-type="float">
            <text:p>298,155175267</text:p>
          </table:table-cell>
          <table:table-cell office:value-type="float" office:value="291.222943334" calcext:value-type="float">
            <text:p>291,222943334</text:p>
          </table:table-cell>
          <table:table-cell office:value-type="float" office:value="294.651903756" calcext:value-type="float">
            <text:p>294,651903756</text:p>
          </table:table-cell>
          <table:table-cell office:value-type="float" office:value="286.554994203" calcext:value-type="float">
            <text:p>286,554994203</text:p>
          </table:table-cell>
          <table:table-cell office:value-type="float" office:value="299.170488674" calcext:value-type="float">
            <text:p>299,170488674</text:p>
          </table:table-cell>
          <table:table-cell office:value-type="float" office:value="295.109394951" calcext:value-type="float">
            <text:p>295,109394951</text:p>
          </table:table-cell>
          <table:table-cell office:value-type="float" office:value="299.214241783" calcext:value-type="float">
            <text:p>299,214241783</text:p>
          </table:table-cell>
          <table:table-cell office:value-type="float" office:value="293.232578116" calcext:value-type="float">
            <text:p>293,232578116</text:p>
          </table:table-cell>
          <table:table-cell office:value-type="float" office:value="300.616547426" calcext:value-type="float">
            <text:p>300,616547426</text:p>
          </table:table-cell>
          <table:table-cell office:value-type="float" office:value="294.8684488526" calcext:value-type="float">
            <text:p>294,8684488526</text:p>
          </table:table-cell>
          <table:table-cell/>
          <table:table-cell table:formula="of:=TRIMMEAN([.B15:.K15];0.2)" office:value-type="float" office:value="295.7031468417" calcext:value-type="float">
            <text:p>295,7031468417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324.767292156" calcext:value-type="float">
            <text:p>324,767292156</text:p>
          </table:table-cell>
          <table:table-cell office:value-type="float" office:value="308.831988581" calcext:value-type="float">
            <text:p>308,831988581</text:p>
          </table:table-cell>
          <table:table-cell office:value-type="float" office:value="317.785530254" calcext:value-type="float">
            <text:p>317,785530254</text:p>
          </table:table-cell>
          <table:table-cell office:value-type="float" office:value="315.437576769" calcext:value-type="float">
            <text:p>315,437576769</text:p>
          </table:table-cell>
          <table:table-cell office:value-type="float" office:value="318.111695072" calcext:value-type="float">
            <text:p>318,111695072</text:p>
          </table:table-cell>
          <table:table-cell office:value-type="float" office:value="319.976218473" calcext:value-type="float">
            <text:p>319,976218473</text:p>
          </table:table-cell>
          <table:table-cell office:value-type="float" office:value="310.841744431" calcext:value-type="float">
            <text:p>310,841744431</text:p>
          </table:table-cell>
          <table:table-cell office:value-type="float" office:value="308.874041675" calcext:value-type="float">
            <text:p>308,874041675</text:p>
          </table:table-cell>
          <table:table-cell office:value-type="float" office:value="305.906078451" calcext:value-type="float">
            <text:p>305,906078451</text:p>
          </table:table-cell>
          <table:table-cell office:value-type="float" office:value="316.5360065337" calcext:value-type="float">
            <text:p>316,5360065337</text:p>
          </table:table-cell>
          <table:table-cell/>
          <table:table-cell table:formula="of:=TRIMMEAN([.B16:.K16];0.2)" office:value-type="float" office:value="314.549350223587" calcext:value-type="float">
            <text:p>314,549350223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321.313695556" calcext:value-type="float">
            <text:p>321,313695556</text:p>
          </table:table-cell>
          <table:table-cell office:value-type="float" office:value="310.720169382" calcext:value-type="float">
            <text:p>310,720169382</text:p>
          </table:table-cell>
          <table:table-cell office:value-type="float" office:value="312.595530502" calcext:value-type="float">
            <text:p>312,595530502</text:p>
          </table:table-cell>
          <table:table-cell office:value-type="float" office:value="310.964794876" calcext:value-type="float">
            <text:p>310,964794876</text:p>
          </table:table-cell>
          <table:table-cell office:value-type="float" office:value="320.0077149" calcext:value-type="float">
            <text:p>320,0077149</text:p>
          </table:table-cell>
          <table:table-cell office:value-type="float" office:value="311.245692829" calcext:value-type="float">
            <text:p>311,245692829</text:p>
          </table:table-cell>
          <table:table-cell office:value-type="float" office:value="319.365370262" calcext:value-type="float">
            <text:p>319,365370262</text:p>
          </table:table-cell>
          <table:table-cell office:value-type="float" office:value="312.921377004" calcext:value-type="float">
            <text:p>312,921377004</text:p>
          </table:table-cell>
          <table:table-cell office:value-type="float" office:value="306.827831269" calcext:value-type="float">
            <text:p>306,827831269</text:p>
          </table:table-cell>
          <table:table-cell office:value-type="float" office:value="315.1732811867" calcext:value-type="float">
            <text:p>315,1732811867</text:p>
          </table:table-cell>
          <table:table-cell/>
          <table:table-cell table:formula="of:=TRIMMEAN([.B17:.K17];0.2)" office:value-type="float" office:value="314.124241367712" calcext:value-type="float">
            <text:p>314,1242413677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16.055358243" calcext:value-type="float">
            <text:p>316,055358243</text:p>
          </table:table-cell>
          <table:table-cell office:value-type="float" office:value="303.844216158" calcext:value-type="float">
            <text:p>303,844216158</text:p>
          </table:table-cell>
          <table:table-cell office:value-type="float" office:value="306.952352768" calcext:value-type="float">
            <text:p>306,952352768</text:p>
          </table:table-cell>
          <table:table-cell office:value-type="float" office:value="315.72939397" calcext:value-type="float">
            <text:p>315,72939397</text:p>
          </table:table-cell>
          <table:table-cell office:value-type="float" office:value="321.549915833" calcext:value-type="float">
            <text:p>321,549915833</text:p>
          </table:table-cell>
          <table:table-cell office:value-type="float" office:value="316.171943881" calcext:value-type="float">
            <text:p>316,171943881</text:p>
          </table:table-cell>
          <table:table-cell office:value-type="float" office:value="319.719813485" calcext:value-type="float">
            <text:p>319,719813485</text:p>
          </table:table-cell>
          <table:table-cell office:value-type="float" office:value="305.90661774" calcext:value-type="float">
            <text:p>305,90661774</text:p>
          </table:table-cell>
          <table:table-cell office:value-type="float" office:value="303.827732589" calcext:value-type="float">
            <text:p>303,827732589</text:p>
          </table:table-cell>
          <table:table-cell office:value-type="float" office:value="314.2889991911" calcext:value-type="float">
            <text:p>314,2889991911</text:p>
          </table:table-cell>
          <table:table-cell/>
          <table:table-cell table:formula="of:=TRIMMEAN([.B18:.K18];0.2)" office:value-type="float" office:value="312.333586929512" calcext:value-type="float">
            <text:p>312,333586929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324.067441878" calcext:value-type="float">
            <text:p>324,067441878</text:p>
          </table:table-cell>
          <table:table-cell office:value-type="float" office:value="307.012628614" calcext:value-type="float">
            <text:p>307,012628614</text:p>
          </table:table-cell>
          <table:table-cell office:value-type="float" office:value="310.859254144" calcext:value-type="float">
            <text:p>310,859254144</text:p>
          </table:table-cell>
          <table:table-cell office:value-type="float" office:value="310.752151674" calcext:value-type="float">
            <text:p>310,752151674</text:p>
          </table:table-cell>
          <table:table-cell office:value-type="float" office:value="317.156686529" calcext:value-type="float">
            <text:p>317,156686529</text:p>
          </table:table-cell>
          <table:table-cell office:value-type="float" office:value="311.469249162" calcext:value-type="float">
            <text:p>311,469249162</text:p>
          </table:table-cell>
          <table:table-cell office:value-type="float" office:value="316.686606831" calcext:value-type="float">
            <text:p>316,686606831</text:p>
          </table:table-cell>
          <table:table-cell office:value-type="float" office:value="309.808622593" calcext:value-type="float">
            <text:p>309,808622593</text:p>
          </table:table-cell>
          <table:table-cell office:value-type="float" office:value="305.103700659" calcext:value-type="float">
            <text:p>305,103700659</text:p>
          </table:table-cell>
          <table:table-cell office:value-type="float" office:value="314.0005741189" calcext:value-type="float">
            <text:p>314,0005741189</text:p>
          </table:table-cell>
          <table:table-cell/>
          <table:table-cell table:formula="of:=TRIMMEAN([.B19:.K19];0.2)" office:value-type="float" office:value="312.218221708237" calcext:value-type="float">
            <text:p>312,218221708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620.23062881381" calcext:value-type="float">
            <text:p>3620,2306288138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0.409144483" calcext:value-type="float">
            <text:p>310,409144483</text:p>
          </table:table-cell>
          <table:table-cell office:value-type="float" office:value="272.820364853" calcext:value-type="float">
            <text:p>272,820364853</text:p>
          </table:table-cell>
          <table:table-cell office:value-type="float" office:value="271.891184484" calcext:value-type="float">
            <text:p>271,891184484</text:p>
          </table:table-cell>
          <table:table-cell office:value-type="float" office:value="280.381792335" calcext:value-type="float">
            <text:p>280,381792335</text:p>
          </table:table-cell>
          <table:table-cell office:value-type="float" office:value="284.916943454" calcext:value-type="float">
            <text:p>284,916943454</text:p>
          </table:table-cell>
          <table:table-cell office:value-type="float" office:value="276.516457562" calcext:value-type="float">
            <text:p>276,516457562</text:p>
          </table:table-cell>
          <table:table-cell office:value-type="float" office:value="275.846878175" calcext:value-type="float">
            <text:p>275,846878175</text:p>
          </table:table-cell>
          <table:table-cell office:value-type="float" office:value="279.644164633" calcext:value-type="float">
            <text:p>279,644164633</text:p>
          </table:table-cell>
          <table:table-cell office:value-type="float" office:value="279.334506263" calcext:value-type="float">
            <text:p>279,334506263</text:p>
          </table:table-cell>
          <table:table-cell table:formula="of:=AVERAGE([.B2:.J2])" office:value-type="float" office:value="281.306826249111" calcext:value-type="float">
            <text:p>281,3068262491</text:p>
          </table:table-cell>
          <table:table-cell/>
          <table:table-cell table:formula="of:=TRIMMEAN([.B2:.K2];0.2)" office:value-type="float" office:value="278.845991690514" calcext:value-type="float">
            <text:p>278,845991690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7.41137276" calcext:value-type="float">
            <text:p>287,41137276</text:p>
          </table:table-cell>
          <table:table-cell office:value-type="float" office:value="273.629162695" calcext:value-type="float">
            <text:p>273,629162695</text:p>
          </table:table-cell>
          <table:table-cell office:value-type="float" office:value="269.97795892" calcext:value-type="float">
            <text:p>269,97795892</text:p>
          </table:table-cell>
          <table:table-cell office:value-type="float" office:value="281.821750801" calcext:value-type="float">
            <text:p>281,821750801</text:p>
          </table:table-cell>
          <table:table-cell office:value-type="float" office:value="284.118037373" calcext:value-type="float">
            <text:p>284,118037373</text:p>
          </table:table-cell>
          <table:table-cell office:value-type="float" office:value="280.633943194" calcext:value-type="float">
            <text:p>280,633943194</text:p>
          </table:table-cell>
          <table:table-cell office:value-type="float" office:value="278.653995552" calcext:value-type="float">
            <text:p>278,653995552</text:p>
          </table:table-cell>
          <table:table-cell office:value-type="float" office:value="273.18498107" calcext:value-type="float">
            <text:p>273,18498107</text:p>
          </table:table-cell>
          <table:table-cell office:value-type="float" office:value="286.371318214" calcext:value-type="float">
            <text:p>286,371318214</text:p>
          </table:table-cell>
          <table:table-cell table:formula="of:=AVERAGE([.B3:.J3])" office:value-type="float" office:value="279.533613397667" calcext:value-type="float">
            <text:p>279,5336133977</text:p>
          </table:table-cell>
          <table:table-cell/>
          <table:table-cell table:formula="of:=TRIMMEAN([.B3:.K3];0.2)" office:value-type="float" office:value="279.743350287083" calcext:value-type="float">
            <text:p>279,743350287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05454439" calcext:value-type="float">
            <text:p>271,105454439</text:p>
          </table:table-cell>
          <table:table-cell office:value-type="float" office:value="270.341586344" calcext:value-type="float">
            <text:p>270,341586344</text:p>
          </table:table-cell>
          <table:table-cell office:value-type="float" office:value="272.858917287" calcext:value-type="float">
            <text:p>272,858917287</text:p>
          </table:table-cell>
          <table:table-cell office:value-type="float" office:value="273.791109342" calcext:value-type="float">
            <text:p>273,791109342</text:p>
          </table:table-cell>
          <table:table-cell office:value-type="float" office:value="270.471170995" calcext:value-type="float">
            <text:p>270,471170995</text:p>
          </table:table-cell>
          <table:table-cell office:value-type="float" office:value="277.872012547" calcext:value-type="float">
            <text:p>277,872012547</text:p>
          </table:table-cell>
          <table:table-cell office:value-type="float" office:value="274.700122334" calcext:value-type="float">
            <text:p>274,700122334</text:p>
          </table:table-cell>
          <table:table-cell office:value-type="float" office:value="273.174145919" calcext:value-type="float">
            <text:p>273,174145919</text:p>
          </table:table-cell>
          <table:table-cell office:value-type="float" office:value="275.145376993" calcext:value-type="float">
            <text:p>275,145376993</text:p>
          </table:table-cell>
          <table:table-cell table:formula="of:=AVERAGE([.B4:.J4])" office:value-type="float" office:value="273.2733218" calcext:value-type="float">
            <text:p>273,2733218</text:p>
          </table:table-cell>
          <table:table-cell/>
          <table:table-cell table:formula="of:=TRIMMEAN([.B4:.K4];0.2)" office:value-type="float" office:value="273.064952388625" calcext:value-type="float">
            <text:p>273,064952388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9.63766601" calcext:value-type="float">
            <text:p>269,63766601</text:p>
          </table:table-cell>
          <table:table-cell office:value-type="float" office:value="271.066561926" calcext:value-type="float">
            <text:p>271,066561926</text:p>
          </table:table-cell>
          <table:table-cell office:value-type="float" office:value="275.586738528" calcext:value-type="float">
            <text:p>275,586738528</text:p>
          </table:table-cell>
          <table:table-cell office:value-type="float" office:value="279.742758191" calcext:value-type="float">
            <text:p>279,742758191</text:p>
          </table:table-cell>
          <table:table-cell office:value-type="float" office:value="281.788961491" calcext:value-type="float">
            <text:p>281,788961491</text:p>
          </table:table-cell>
          <table:table-cell office:value-type="float" office:value="283.609251799" calcext:value-type="float">
            <text:p>283,609251799</text:p>
          </table:table-cell>
          <table:table-cell office:value-type="float" office:value="279.891315261" calcext:value-type="float">
            <text:p>279,891315261</text:p>
          </table:table-cell>
          <table:table-cell office:value-type="float" office:value="278.239567579" calcext:value-type="float">
            <text:p>278,239567579</text:p>
          </table:table-cell>
          <table:table-cell office:value-type="float" office:value="283.992906072" calcext:value-type="float">
            <text:p>283,992906072</text:p>
          </table:table-cell>
          <table:table-cell table:formula="of:=AVERAGE([.B5:.J5])" office:value-type="float" office:value="278.172858539667" calcext:value-type="float">
            <text:p>278,1728585397</text:p>
          </table:table-cell>
          <table:table-cell/>
          <table:table-cell table:formula="of:=TRIMMEAN([.B5:.K5];0.2)" office:value-type="float" office:value="278.512251664333" calcext:value-type="float">
            <text:p>278,51225166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6.387540781" calcext:value-type="float">
            <text:p>266,387540781</text:p>
          </table:table-cell>
          <table:table-cell office:value-type="float" office:value="266.908112035" calcext:value-type="float">
            <text:p>266,908112035</text:p>
          </table:table-cell>
          <table:table-cell office:value-type="float" office:value="268.09518727" calcext:value-type="float">
            <text:p>268,09518727</text:p>
          </table:table-cell>
          <table:table-cell office:value-type="float" office:value="274.731712354" calcext:value-type="float">
            <text:p>274,731712354</text:p>
          </table:table-cell>
          <table:table-cell office:value-type="float" office:value="277.08222784" calcext:value-type="float">
            <text:p>277,08222784</text:p>
          </table:table-cell>
          <table:table-cell office:value-type="float" office:value="267.551186511" calcext:value-type="float">
            <text:p>267,551186511</text:p>
          </table:table-cell>
          <table:table-cell office:value-type="float" office:value="270.35013435" calcext:value-type="float">
            <text:p>270,35013435</text:p>
          </table:table-cell>
          <table:table-cell office:value-type="float" office:value="273.471798036" calcext:value-type="float">
            <text:p>273,471798036</text:p>
          </table:table-cell>
          <table:table-cell office:value-type="float" office:value="277.367504331" calcext:value-type="float">
            <text:p>277,367504331</text:p>
          </table:table-cell>
          <table:table-cell table:formula="of:=AVERAGE([.B6:.J6])" office:value-type="float" office:value="271.327267056444" calcext:value-type="float">
            <text:p>271,3272670564</text:p>
          </table:table-cell>
          <table:table-cell/>
          <table:table-cell table:formula="of:=TRIMMEAN([.B6:.K6];0.2)" office:value-type="float" office:value="271.189703181556" calcext:value-type="float">
            <text:p>271,189703181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9.220218974" calcext:value-type="float">
            <text:p>279,220218974</text:p>
          </table:table-cell>
          <table:table-cell office:value-type="float" office:value="272.598724999" calcext:value-type="float">
            <text:p>272,598724999</text:p>
          </table:table-cell>
          <table:table-cell office:value-type="float" office:value="272.712255618" calcext:value-type="float">
            <text:p>272,712255618</text:p>
          </table:table-cell>
          <table:table-cell office:value-type="float" office:value="278.715266373" calcext:value-type="float">
            <text:p>278,715266373</text:p>
          </table:table-cell>
          <table:table-cell office:value-type="float" office:value="281.235616097" calcext:value-type="float">
            <text:p>281,235616097</text:p>
          </table:table-cell>
          <table:table-cell office:value-type="float" office:value="281.295059731" calcext:value-type="float">
            <text:p>281,295059731</text:p>
          </table:table-cell>
          <table:table-cell office:value-type="float" office:value="277.263809455" calcext:value-type="float">
            <text:p>277,263809455</text:p>
          </table:table-cell>
          <table:table-cell office:value-type="float" office:value="283.327915771" calcext:value-type="float">
            <text:p>283,327915771</text:p>
          </table:table-cell>
          <table:table-cell office:value-type="float" office:value="284.857313602" calcext:value-type="float">
            <text:p>284,857313602</text:p>
          </table:table-cell>
          <table:table-cell table:formula="of:=AVERAGE([.B7:.J7])" office:value-type="float" office:value="279.02513118" calcext:value-type="float">
            <text:p>279,02513118</text:p>
          </table:table-cell>
          <table:table-cell/>
          <table:table-cell table:formula="of:=TRIMMEAN([.B7:.K7];0.2)" office:value-type="float" office:value="279.099409149875" calcext:value-type="float">
            <text:p>279,099409149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3.017521453" calcext:value-type="float">
            <text:p>273,017521453</text:p>
          </table:table-cell>
          <table:table-cell office:value-type="float" office:value="274.830638779" calcext:value-type="float">
            <text:p>274,830638779</text:p>
          </table:table-cell>
          <table:table-cell office:value-type="float" office:value="280.477627425" calcext:value-type="float">
            <text:p>280,477627425</text:p>
          </table:table-cell>
          <table:table-cell office:value-type="float" office:value="289.890260873" calcext:value-type="float">
            <text:p>289,890260873</text:p>
          </table:table-cell>
          <table:table-cell office:value-type="float" office:value="278.257239425" calcext:value-type="float">
            <text:p>278,257239425</text:p>
          </table:table-cell>
          <table:table-cell office:value-type="float" office:value="272.773441011" calcext:value-type="float">
            <text:p>272,773441011</text:p>
          </table:table-cell>
          <table:table-cell office:value-type="float" office:value="278.97736752" calcext:value-type="float">
            <text:p>278,97736752</text:p>
          </table:table-cell>
          <table:table-cell office:value-type="float" office:value="273.136549746" calcext:value-type="float">
            <text:p>273,136549746</text:p>
          </table:table-cell>
          <table:table-cell office:value-type="float" office:value="278.263250029" calcext:value-type="float">
            <text:p>278,263250029</text:p>
          </table:table-cell>
          <table:table-cell table:formula="of:=AVERAGE([.B8:.J8])" office:value-type="float" office:value="277.735988473444" calcext:value-type="float">
            <text:p>277,7359884734</text:p>
          </table:table-cell>
          <table:table-cell/>
          <table:table-cell table:formula="of:=TRIMMEAN([.B8:.K8];0.2)" office:value-type="float" office:value="276.837022856306" calcext:value-type="float">
            <text:p>276,83702285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6.080624925" calcext:value-type="float">
            <text:p>276,080624925</text:p>
          </table:table-cell>
          <table:table-cell office:value-type="float" office:value="275.224014123" calcext:value-type="float">
            <text:p>275,224014123</text:p>
          </table:table-cell>
          <table:table-cell office:value-type="float" office:value="289.672912787" calcext:value-type="float">
            <text:p>289,672912787</text:p>
          </table:table-cell>
          <table:table-cell office:value-type="float" office:value="290.408140094" calcext:value-type="float">
            <text:p>290,408140094</text:p>
          </table:table-cell>
          <table:table-cell office:value-type="float" office:value="291.574927531" calcext:value-type="float">
            <text:p>291,574927531</text:p>
          </table:table-cell>
          <table:table-cell office:value-type="float" office:value="282.148540229" calcext:value-type="float">
            <text:p>282,148540229</text:p>
          </table:table-cell>
          <table:table-cell office:value-type="float" office:value="284.686944343" calcext:value-type="float">
            <text:p>284,686944343</text:p>
          </table:table-cell>
          <table:table-cell office:value-type="float" office:value="281.232860515" calcext:value-type="float">
            <text:p>281,232860515</text:p>
          </table:table-cell>
          <table:table-cell office:value-type="float" office:value="289.819724896" calcext:value-type="float">
            <text:p>289,819724896</text:p>
          </table:table-cell>
          <table:table-cell table:formula="of:=AVERAGE([.B9:.J9])" office:value-type="float" office:value="284.538743271444" calcext:value-type="float">
            <text:p>284,5387432714</text:p>
          </table:table-cell>
          <table:table-cell/>
          <table:table-cell table:formula="of:=TRIMMEAN([.B9:.K9];0.2)" office:value-type="float" office:value="284.823561382556" calcext:value-type="float">
            <text:p>284,823561382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0.581464338" calcext:value-type="float">
            <text:p>270,581464338</text:p>
          </table:table-cell>
          <table:table-cell office:value-type="float" office:value="269.829650261" calcext:value-type="float">
            <text:p>269,829650261</text:p>
          </table:table-cell>
          <table:table-cell office:value-type="float" office:value="273.223216024" calcext:value-type="float">
            <text:p>273,223216024</text:p>
          </table:table-cell>
          <table:table-cell office:value-type="float" office:value="283.364916994" calcext:value-type="float">
            <text:p>283,364916994</text:p>
          </table:table-cell>
          <table:table-cell office:value-type="float" office:value="286.596512136" calcext:value-type="float">
            <text:p>286,596512136</text:p>
          </table:table-cell>
          <table:table-cell office:value-type="float" office:value="271.272353985" calcext:value-type="float">
            <text:p>271,272353985</text:p>
          </table:table-cell>
          <table:table-cell office:value-type="float" office:value="273.110809531" calcext:value-type="float">
            <text:p>273,110809531</text:p>
          </table:table-cell>
          <table:table-cell office:value-type="float" office:value="282.171573246" calcext:value-type="float">
            <text:p>282,171573246</text:p>
          </table:table-cell>
          <table:table-cell office:value-type="float" office:value="283.984204371" calcext:value-type="float">
            <text:p>283,984204371</text:p>
          </table:table-cell>
          <table:table-cell table:formula="of:=AVERAGE([.B10:.J10])" office:value-type="float" office:value="277.126077876222" calcext:value-type="float">
            <text:p>277,1260778762</text:p>
          </table:table-cell>
          <table:table-cell/>
          <table:table-cell table:formula="of:=TRIMMEAN([.B10:.K10];0.2)" office:value-type="float" office:value="276.854327045653" calcext:value-type="float">
            <text:p>276,854327045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16021668" calcext:value-type="float">
            <text:p>262,216021668</text:p>
          </table:table-cell>
          <table:table-cell office:value-type="float" office:value="266.914983619" calcext:value-type="float">
            <text:p>266,914983619</text:p>
          </table:table-cell>
          <table:table-cell office:value-type="float" office:value="263.101957742" calcext:value-type="float">
            <text:p>263,101957742</text:p>
          </table:table-cell>
          <table:table-cell office:value-type="float" office:value="263.941182449" calcext:value-type="float">
            <text:p>263,941182449</text:p>
          </table:table-cell>
          <table:table-cell office:value-type="float" office:value="269.538358548" calcext:value-type="float">
            <text:p>269,538358548</text:p>
          </table:table-cell>
          <table:table-cell office:value-type="float" office:value="260.33457282" calcext:value-type="float">
            <text:p>260,33457282</text:p>
          </table:table-cell>
          <table:table-cell office:value-type="float" office:value="262.993181933" calcext:value-type="float">
            <text:p>262,993181933</text:p>
          </table:table-cell>
          <table:table-cell office:value-type="float" office:value="270.288076874" calcext:value-type="float">
            <text:p>270,288076874</text:p>
          </table:table-cell>
          <table:table-cell office:value-type="float" office:value="270.773869525" calcext:value-type="float">
            <text:p>270,773869525</text:p>
          </table:table-cell>
          <table:table-cell table:formula="of:=AVERAGE([.B11:.J11])" office:value-type="float" office:value="265.566911686444" calcext:value-type="float">
            <text:p>265,5669116864</text:p>
          </table:table-cell>
          <table:table-cell/>
          <table:table-cell table:formula="of:=TRIMMEAN([.B11:.K11];0.2)" office:value-type="float" office:value="265.570084314931" calcext:value-type="float">
            <text:p>265,570084314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107285306" calcext:value-type="float">
            <text:p>263,107285306</text:p>
          </table:table-cell>
          <table:table-cell office:value-type="float" office:value="271.217569862" calcext:value-type="float">
            <text:p>271,217569862</text:p>
          </table:table-cell>
          <table:table-cell office:value-type="float" office:value="277.102784516" calcext:value-type="float">
            <text:p>277,102784516</text:p>
          </table:table-cell>
          <table:table-cell office:value-type="float" office:value="271.432165286" calcext:value-type="float">
            <text:p>271,432165286</text:p>
          </table:table-cell>
          <table:table-cell office:value-type="float" office:value="276.291466843" calcext:value-type="float">
            <text:p>276,291466843</text:p>
          </table:table-cell>
          <table:table-cell office:value-type="float" office:value="271.266793459" calcext:value-type="float">
            <text:p>271,266793459</text:p>
          </table:table-cell>
          <table:table-cell office:value-type="float" office:value="268.314534769" calcext:value-type="float">
            <text:p>268,314534769</text:p>
          </table:table-cell>
          <table:table-cell office:value-type="float" office:value="270.095627435" calcext:value-type="float">
            <text:p>270,095627435</text:p>
          </table:table-cell>
          <table:table-cell office:value-type="float" office:value="273.973236323" calcext:value-type="float">
            <text:p>273,973236323</text:p>
          </table:table-cell>
          <table:table-cell table:formula="of:=AVERAGE([.B12:.J12])" office:value-type="float" office:value="271.422384866556" calcext:value-type="float">
            <text:p>271,4223848666</text:p>
          </table:table-cell>
          <table:table-cell/>
          <table:table-cell table:formula="of:=TRIMMEAN([.B12:.K12];0.2)" office:value-type="float" office:value="271.751722355444" calcext:value-type="float">
            <text:p>271,751722355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7.935173043" calcext:value-type="float">
            <text:p>257,935173043</text:p>
          </table:table-cell>
          <table:table-cell office:value-type="float" office:value="260.432750776" calcext:value-type="float">
            <text:p>260,432750776</text:p>
          </table:table-cell>
          <table:table-cell office:value-type="float" office:value="269.534290517" calcext:value-type="float">
            <text:p>269,534290517</text:p>
          </table:table-cell>
          <table:table-cell office:value-type="float" office:value="273.191091008" calcext:value-type="float">
            <text:p>273,191091008</text:p>
          </table:table-cell>
          <table:table-cell office:value-type="float" office:value="272.761597074" calcext:value-type="float">
            <text:p>272,761597074</text:p>
          </table:table-cell>
          <table:table-cell office:value-type="float" office:value="264.17575664" calcext:value-type="float">
            <text:p>264,17575664</text:p>
          </table:table-cell>
          <table:table-cell office:value-type="float" office:value="270.097908857" calcext:value-type="float">
            <text:p>270,097908857</text:p>
          </table:table-cell>
          <table:table-cell office:value-type="float" office:value="272.317619293" calcext:value-type="float">
            <text:p>272,317619293</text:p>
          </table:table-cell>
          <table:table-cell office:value-type="float" office:value="275.055036679" calcext:value-type="float">
            <text:p>275,055036679</text:p>
          </table:table-cell>
          <table:table-cell table:formula="of:=AVERAGE([.B13:.J13])" office:value-type="float" office:value="268.389024876333" calcext:value-type="float">
            <text:p>268,3890248763</text:p>
          </table:table-cell>
          <table:table-cell/>
          <table:table-cell table:formula="of:=TRIMMEAN([.B13:.K13];0.2)" office:value-type="float" office:value="268.862504880167" calcext:value-type="float">
            <text:p>268,8625048802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8.938458313" calcext:value-type="float">
            <text:p>268,938458313</text:p>
          </table:table-cell>
          <table:table-cell office:value-type="float" office:value="265.832773934" calcext:value-type="float">
            <text:p>265,832773934</text:p>
          </table:table-cell>
          <table:table-cell office:value-type="float" office:value="272.420342791" calcext:value-type="float">
            <text:p>272,420342791</text:p>
          </table:table-cell>
          <table:table-cell office:value-type="float" office:value="276.941304355" calcext:value-type="float">
            <text:p>276,941304355</text:p>
          </table:table-cell>
          <table:table-cell office:value-type="float" office:value="279.896447901" calcext:value-type="float">
            <text:p>279,896447901</text:p>
          </table:table-cell>
          <table:table-cell office:value-type="float" office:value="268.930482354" calcext:value-type="float">
            <text:p>268,930482354</text:p>
          </table:table-cell>
          <table:table-cell office:value-type="float" office:value="267.016060011" calcext:value-type="float">
            <text:p>267,016060011</text:p>
          </table:table-cell>
          <table:table-cell office:value-type="float" office:value="276.275059931" calcext:value-type="float">
            <text:p>276,275059931</text:p>
          </table:table-cell>
          <table:table-cell office:value-type="float" office:value="276.023138427" calcext:value-type="float">
            <text:p>276,023138427</text:p>
          </table:table-cell>
          <table:table-cell table:formula="of:=AVERAGE([.B14:.J14])" office:value-type="float" office:value="272.474896446333" calcext:value-type="float">
            <text:p>272,4748964463</text:p>
          </table:table-cell>
          <table:table-cell/>
          <table:table-cell table:formula="of:=TRIMMEAN([.B14:.K14];0.2)" office:value-type="float" office:value="272.377467828542" calcext:value-type="float">
            <text:p>272,377467828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0.711687967" calcext:value-type="float">
            <text:p>270,711687967</text:p>
          </table:table-cell>
          <table:table-cell office:value-type="float" office:value="281.985854436" calcext:value-type="float">
            <text:p>281,985854436</text:p>
          </table:table-cell>
          <table:table-cell office:value-type="float" office:value="275.874649899" calcext:value-type="float">
            <text:p>275,874649899</text:p>
          </table:table-cell>
          <table:table-cell office:value-type="float" office:value="275.083935335" calcext:value-type="float">
            <text:p>275,083935335</text:p>
          </table:table-cell>
          <table:table-cell office:value-type="float" office:value="285.795616171" calcext:value-type="float">
            <text:p>285,795616171</text:p>
          </table:table-cell>
          <table:table-cell office:value-type="float" office:value="267.073479534" calcext:value-type="float">
            <text:p>267,073479534</text:p>
          </table:table-cell>
          <table:table-cell office:value-type="float" office:value="273.970971527" calcext:value-type="float">
            <text:p>273,970971527</text:p>
          </table:table-cell>
          <table:table-cell office:value-type="float" office:value="278.852674136" calcext:value-type="float">
            <text:p>278,852674136</text:p>
          </table:table-cell>
          <table:table-cell office:value-type="float" office:value="278.847245889" calcext:value-type="float">
            <text:p>278,847245889</text:p>
          </table:table-cell>
          <table:table-cell table:formula="of:=AVERAGE([.B15:.J15])" office:value-type="float" office:value="276.466234988222" calcext:value-type="float">
            <text:p>276,4662349882</text:p>
          </table:table-cell>
          <table:table-cell/>
          <table:table-cell table:formula="of:=TRIMMEAN([.B15:.K15];0.2)" office:value-type="float" office:value="276.474156772153" calcext:value-type="float">
            <text:p>276,474156772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6.252656531" calcext:value-type="float">
            <text:p>276,252656531</text:p>
          </table:table-cell>
          <table:table-cell office:value-type="float" office:value="279.991567218" calcext:value-type="float">
            <text:p>279,991567218</text:p>
          </table:table-cell>
          <table:table-cell office:value-type="float" office:value="283.780407621" calcext:value-type="float">
            <text:p>283,780407621</text:p>
          </table:table-cell>
          <table:table-cell office:value-type="float" office:value="284.318239991" calcext:value-type="float">
            <text:p>284,318239991</text:p>
          </table:table-cell>
          <table:table-cell office:value-type="float" office:value="284.372770811" calcext:value-type="float">
            <text:p>284,372770811</text:p>
          </table:table-cell>
          <table:table-cell office:value-type="float" office:value="275.435540034" calcext:value-type="float">
            <text:p>275,435540034</text:p>
          </table:table-cell>
          <table:table-cell office:value-type="float" office:value="292.638230332" calcext:value-type="float">
            <text:p>292,638230332</text:p>
          </table:table-cell>
          <table:table-cell office:value-type="float" office:value="277.676694418" calcext:value-type="float">
            <text:p>277,676694418</text:p>
          </table:table-cell>
          <table:table-cell office:value-type="float" office:value="279.270807588" calcext:value-type="float">
            <text:p>279,270807588</text:p>
          </table:table-cell>
          <table:table-cell table:formula="of:=AVERAGE([.B16:.J16])" office:value-type="float" office:value="281.526323838222" calcext:value-type="float">
            <text:p>281,5263238382</text:p>
          </table:table-cell>
          <table:table-cell/>
          <table:table-cell table:formula="of:=TRIMMEAN([.B16:.K16];0.2)" office:value-type="float" office:value="280.898683502028" calcext:value-type="float">
            <text:p>280,898683502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9.265680329" calcext:value-type="float">
            <text:p>269,265680329</text:p>
          </table:table-cell>
          <table:table-cell office:value-type="float" office:value="279.255928578" calcext:value-type="float">
            <text:p>279,255928578</text:p>
          </table:table-cell>
          <table:table-cell office:value-type="float" office:value="279.188427634" calcext:value-type="float">
            <text:p>279,188427634</text:p>
          </table:table-cell>
          <table:table-cell office:value-type="float" office:value="281.022720902" calcext:value-type="float">
            <text:p>281,022720902</text:p>
          </table:table-cell>
          <table:table-cell office:value-type="float" office:value="282.894183819" calcext:value-type="float">
            <text:p>282,894183819</text:p>
          </table:table-cell>
          <table:table-cell office:value-type="float" office:value="268.974279355" calcext:value-type="float">
            <text:p>268,974279355</text:p>
          </table:table-cell>
          <table:table-cell office:value-type="float" office:value="277.595528373" calcext:value-type="float">
            <text:p>277,595528373</text:p>
          </table:table-cell>
          <table:table-cell office:value-type="float" office:value="283.751187426" calcext:value-type="float">
            <text:p>283,751187426</text:p>
          </table:table-cell>
          <table:table-cell office:value-type="float" office:value="277.519981956" calcext:value-type="float">
            <text:p>277,519981956</text:p>
          </table:table-cell>
          <table:table-cell table:formula="of:=AVERAGE([.B17:.J17])" office:value-type="float" office:value="277.718657596889" calcext:value-type="float">
            <text:p>277,7186575969</text:p>
          </table:table-cell>
          <table:table-cell/>
          <table:table-cell table:formula="of:=TRIMMEAN([.B17:.K17];0.2)" office:value-type="float" office:value="278.057638648486" calcext:value-type="float">
            <text:p>278,057638648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7.271066" calcext:value-type="float">
            <text:p>257,271066</text:p>
          </table:table-cell>
          <table:table-cell office:value-type="float" office:value="266.029523595" calcext:value-type="float">
            <text:p>266,029523595</text:p>
          </table:table-cell>
          <table:table-cell office:value-type="float" office:value="263.794528181" calcext:value-type="float">
            <text:p>263,794528181</text:p>
          </table:table-cell>
          <table:table-cell office:value-type="float" office:value="269.720232905" calcext:value-type="float">
            <text:p>269,720232905</text:p>
          </table:table-cell>
          <table:table-cell office:value-type="float" office:value="276.588452523" calcext:value-type="float">
            <text:p>276,588452523</text:p>
          </table:table-cell>
          <table:table-cell office:value-type="float" office:value="268.584032486" calcext:value-type="float">
            <text:p>268,584032486</text:p>
          </table:table-cell>
          <table:table-cell office:value-type="float" office:value="268.607316347" calcext:value-type="float">
            <text:p>268,607316347</text:p>
          </table:table-cell>
          <table:table-cell office:value-type="float" office:value="270.998004168" calcext:value-type="float">
            <text:p>270,998004168</text:p>
          </table:table-cell>
          <table:table-cell office:value-type="float" office:value="266.827106977" calcext:value-type="float">
            <text:p>266,827106977</text:p>
          </table:table-cell>
          <table:table-cell table:formula="of:=AVERAGE([.B18:.J18])" office:value-type="float" office:value="267.602251464667" calcext:value-type="float">
            <text:p>267,6022514647</text:p>
          </table:table-cell>
          <table:table-cell/>
          <table:table-cell table:formula="of:=TRIMMEAN([.B18:.K18];0.2)" office:value-type="float" office:value="267.770374515458" calcext:value-type="float">
            <text:p>267,770374515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9.830144321" calcext:value-type="float">
            <text:p>269,830144321</text:p>
          </table:table-cell>
          <table:table-cell office:value-type="float" office:value="276.119954785" calcext:value-type="float">
            <text:p>276,119954785</text:p>
          </table:table-cell>
          <table:table-cell office:value-type="float" office:value="276.838671736" calcext:value-type="float">
            <text:p>276,838671736</text:p>
          </table:table-cell>
          <table:table-cell office:value-type="float" office:value="275.731958169" calcext:value-type="float">
            <text:p>275,731958169</text:p>
          </table:table-cell>
          <table:table-cell office:value-type="float" office:value="284.723974434" calcext:value-type="float">
            <text:p>284,723974434</text:p>
          </table:table-cell>
          <table:table-cell office:value-type="float" office:value="280.911468418" calcext:value-type="float">
            <text:p>280,911468418</text:p>
          </table:table-cell>
          <table:table-cell office:value-type="float" office:value="275.094057099" calcext:value-type="float">
            <text:p>275,094057099</text:p>
          </table:table-cell>
          <table:table-cell office:value-type="float" office:value="273.856885091" calcext:value-type="float">
            <text:p>273,856885091</text:p>
          </table:table-cell>
          <table:table-cell office:value-type="float" office:value="276.104095238" calcext:value-type="float">
            <text:p>276,104095238</text:p>
          </table:table-cell>
          <table:table-cell table:formula="of:=AVERAGE([.B19:.J19])" office:value-type="float" office:value="276.579023254556" calcext:value-type="float">
            <text:p>276,5790232546</text:p>
          </table:table-cell>
          <table:table-cell/>
          <table:table-cell table:formula="of:=TRIMMEAN([.B19:.K19];0.2)" office:value-type="float" office:value="276.404514223819" calcext:value-type="float">
            <text:p>276,40451422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05.15488119704" calcext:value-type="float">
            <text:p>3305,1548811971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4.652474953" calcext:value-type="float">
            <text:p>274,652474953</text:p>
          </table:table-cell>
          <table:table-cell office:value-type="float" office:value="262.358272318" calcext:value-type="float">
            <text:p>262,358272318</text:p>
          </table:table-cell>
          <table:table-cell office:value-type="float" office:value="269.116637445" calcext:value-type="float">
            <text:p>269,116637445</text:p>
          </table:table-cell>
          <table:table-cell office:value-type="float" office:value="262.951964455" calcext:value-type="float">
            <text:p>262,951964455</text:p>
          </table:table-cell>
          <table:table-cell office:value-type="float" office:value="261.112977426" calcext:value-type="float">
            <text:p>261,112977426</text:p>
          </table:table-cell>
          <table:table-cell office:value-type="float" office:value="260.657500669" calcext:value-type="float">
            <text:p>260,657500669</text:p>
          </table:table-cell>
          <table:table-cell office:value-type="float" office:value="266.192546936" calcext:value-type="float">
            <text:p>266,192546936</text:p>
          </table:table-cell>
          <table:table-cell office:value-type="float" office:value="269.147327404" calcext:value-type="float">
            <text:p>269,147327404</text:p>
          </table:table-cell>
          <table:table-cell office:value-type="float" office:value="271.93118758" calcext:value-type="float">
            <text:p>271,93118758</text:p>
          </table:table-cell>
          <table:table-cell office:value-type="float" office:value="264.84305504" calcext:value-type="float">
            <text:p>264,84305504</text:p>
          </table:table-cell>
          <table:table-cell/>
          <table:table-cell table:formula="of:=TRIMMEAN([.B2:.K2];0.2)" office:value-type="float" office:value="265.9567460755" calcext:value-type="float">
            <text:p>265,956746075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7.821682309" calcext:value-type="float">
            <text:p>267,821682309</text:p>
          </table:table-cell>
          <table:table-cell office:value-type="float" office:value="266.491175304" calcext:value-type="float">
            <text:p>266,491175304</text:p>
          </table:table-cell>
          <table:table-cell office:value-type="float" office:value="265.378415511" calcext:value-type="float">
            <text:p>265,378415511</text:p>
          </table:table-cell>
          <table:table-cell office:value-type="float" office:value="259.677948467" calcext:value-type="float">
            <text:p>259,677948467</text:p>
          </table:table-cell>
          <table:table-cell office:value-type="float" office:value="262.804334216" calcext:value-type="float">
            <text:p>262,804334216</text:p>
          </table:table-cell>
          <table:table-cell office:value-type="float" office:value="261.062271455" calcext:value-type="float">
            <text:p>261,062271455</text:p>
          </table:table-cell>
          <table:table-cell office:value-type="float" office:value="261.236076797" calcext:value-type="float">
            <text:p>261,236076797</text:p>
          </table:table-cell>
          <table:table-cell office:value-type="float" office:value="268.886596312" calcext:value-type="float">
            <text:p>268,886596312</text:p>
          </table:table-cell>
          <table:table-cell office:value-type="float" office:value="267.92592661" calcext:value-type="float">
            <text:p>267,92592661</text:p>
          </table:table-cell>
          <table:table-cell office:value-type="float" office:value="261.950277815" calcext:value-type="float">
            <text:p>261,950277815</text:p>
          </table:table-cell>
          <table:table-cell/>
          <table:table-cell table:formula="of:=TRIMMEAN([.B3:.K3];0.2)" office:value-type="float" office:value="264.333770002125" calcext:value-type="float">
            <text:p>264,333770002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1.846871379" calcext:value-type="float">
            <text:p>261,846871379</text:p>
          </table:table-cell>
          <table:table-cell office:value-type="float" office:value="266.163933963" calcext:value-type="float">
            <text:p>266,163933963</text:p>
          </table:table-cell>
          <table:table-cell office:value-type="float" office:value="269.816660383" calcext:value-type="float">
            <text:p>269,816660383</text:p>
          </table:table-cell>
          <table:table-cell office:value-type="float" office:value="266.14866582" calcext:value-type="float">
            <text:p>266,14866582</text:p>
          </table:table-cell>
          <table:table-cell office:value-type="float" office:value="263.332552952" calcext:value-type="float">
            <text:p>263,332552952</text:p>
          </table:table-cell>
          <table:table-cell office:value-type="float" office:value="265.114068349" calcext:value-type="float">
            <text:p>265,114068349</text:p>
          </table:table-cell>
          <table:table-cell office:value-type="float" office:value="259.474530852" calcext:value-type="float">
            <text:p>259,474530852</text:p>
          </table:table-cell>
          <table:table-cell office:value-type="float" office:value="266.617581907" calcext:value-type="float">
            <text:p>266,617581907</text:p>
          </table:table-cell>
          <table:table-cell office:value-type="float" office:value="270.511169081" calcext:value-type="float">
            <text:p>270,511169081</text:p>
          </table:table-cell>
          <table:table-cell office:value-type="float" office:value="268.290411075" calcext:value-type="float">
            <text:p>268,290411075</text:p>
          </table:table-cell>
          <table:table-cell/>
          <table:table-cell table:formula="of:=TRIMMEAN([.B4:.K4];0.2)" office:value-type="float" office:value="265.9163432285" calcext:value-type="float">
            <text:p>265,9163432285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3.752093816" calcext:value-type="float">
            <text:p>263,752093816</text:p>
          </table:table-cell>
          <table:table-cell office:value-type="float" office:value="265.079648339" calcext:value-type="float">
            <text:p>265,079648339</text:p>
          </table:table-cell>
          <table:table-cell office:value-type="float" office:value="265.301415189" calcext:value-type="float">
            <text:p>265,301415189</text:p>
          </table:table-cell>
          <table:table-cell office:value-type="float" office:value="259.978611329" calcext:value-type="float">
            <text:p>259,978611329</text:p>
          </table:table-cell>
          <table:table-cell office:value-type="float" office:value="257.805141828" calcext:value-type="float">
            <text:p>257,805141828</text:p>
          </table:table-cell>
          <table:table-cell office:value-type="float" office:value="262.404496915" calcext:value-type="float">
            <text:p>262,404496915</text:p>
          </table:table-cell>
          <table:table-cell office:value-type="float" office:value="264.040421618" calcext:value-type="float">
            <text:p>264,040421618</text:p>
          </table:table-cell>
          <table:table-cell office:value-type="float" office:value="266.614793825" calcext:value-type="float">
            <text:p>266,614793825</text:p>
          </table:table-cell>
          <table:table-cell office:value-type="float" office:value="260.39430008" calcext:value-type="float">
            <text:p>260,39430008</text:p>
          </table:table-cell>
          <table:table-cell office:value-type="float" office:value="264.397443331" calcext:value-type="float">
            <text:p>264,397443331</text:p>
          </table:table-cell>
          <table:table-cell/>
          <table:table-cell table:formula="of:=TRIMMEAN([.B5:.K5];0.2)" office:value-type="float" office:value="263.168553827125" calcext:value-type="float">
            <text:p>263,1685538271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4.709947234" calcext:value-type="float">
            <text:p>254,709947234</text:p>
          </table:table-cell>
          <table:table-cell office:value-type="float" office:value="257.583418162" calcext:value-type="float">
            <text:p>257,583418162</text:p>
          </table:table-cell>
          <table:table-cell office:value-type="float" office:value="264.769389329" calcext:value-type="float">
            <text:p>264,769389329</text:p>
          </table:table-cell>
          <table:table-cell office:value-type="float" office:value="260.287429136" calcext:value-type="float">
            <text:p>260,287429136</text:p>
          </table:table-cell>
          <table:table-cell office:value-type="float" office:value="257.033390862" calcext:value-type="float">
            <text:p>257,033390862</text:p>
          </table:table-cell>
          <table:table-cell office:value-type="float" office:value="260.054501453" calcext:value-type="float">
            <text:p>260,054501453</text:p>
          </table:table-cell>
          <table:table-cell office:value-type="float" office:value="260.842532574" calcext:value-type="float">
            <text:p>260,842532574</text:p>
          </table:table-cell>
          <table:table-cell office:value-type="float" office:value="266.324309344" calcext:value-type="float">
            <text:p>266,324309344</text:p>
          </table:table-cell>
          <table:table-cell office:value-type="float" office:value="265.079059013" calcext:value-type="float">
            <text:p>265,079059013</text:p>
          </table:table-cell>
          <table:table-cell office:value-type="float" office:value="259.203420623" calcext:value-type="float">
            <text:p>259,203420623</text:p>
          </table:table-cell>
          <table:table-cell/>
          <table:table-cell table:formula="of:=TRIMMEAN([.B6:.K6];0.2)" office:value-type="float" office:value="260.606642644" calcext:value-type="float">
            <text:p>260,60664264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9.960522339" calcext:value-type="float">
            <text:p>259,960522339</text:p>
          </table:table-cell>
          <table:table-cell office:value-type="float" office:value="267.840660085" calcext:value-type="float">
            <text:p>267,840660085</text:p>
          </table:table-cell>
          <table:table-cell office:value-type="float" office:value="271.820754457" calcext:value-type="float">
            <text:p>271,820754457</text:p>
          </table:table-cell>
          <table:table-cell office:value-type="float" office:value="262.788281069" calcext:value-type="float">
            <text:p>262,788281069</text:p>
          </table:table-cell>
          <table:table-cell office:value-type="float" office:value="267.991958424" calcext:value-type="float">
            <text:p>267,991958424</text:p>
          </table:table-cell>
          <table:table-cell office:value-type="float" office:value="269.284787369" calcext:value-type="float">
            <text:p>269,284787369</text:p>
          </table:table-cell>
          <table:table-cell office:value-type="float" office:value="267.612029909" calcext:value-type="float">
            <text:p>267,612029909</text:p>
          </table:table-cell>
          <table:table-cell office:value-type="float" office:value="272.573461603" calcext:value-type="float">
            <text:p>272,573461603</text:p>
          </table:table-cell>
          <table:table-cell office:value-type="float" office:value="267.821203378" calcext:value-type="float">
            <text:p>267,821203378</text:p>
          </table:table-cell>
          <table:table-cell office:value-type="float" office:value="267.453759627" calcext:value-type="float">
            <text:p>267,453759627</text:p>
          </table:table-cell>
          <table:table-cell/>
          <table:table-cell table:formula="of:=TRIMMEAN([.B7:.K7];0.2)" office:value-type="float" office:value="267.82667928975" calcext:value-type="float">
            <text:p>267,826679289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3.195083055" calcext:value-type="float">
            <text:p>253,195083055</text:p>
          </table:table-cell>
          <table:table-cell office:value-type="float" office:value="256.664595254" calcext:value-type="float">
            <text:p>256,664595254</text:p>
          </table:table-cell>
          <table:table-cell office:value-type="float" office:value="260.471956432" calcext:value-type="float">
            <text:p>260,471956432</text:p>
          </table:table-cell>
          <table:table-cell office:value-type="float" office:value="258.476285677" calcext:value-type="float">
            <text:p>258,476285677</text:p>
          </table:table-cell>
          <table:table-cell office:value-type="float" office:value="253.533316956" calcext:value-type="float">
            <text:p>253,533316956</text:p>
          </table:table-cell>
          <table:table-cell office:value-type="float" office:value="252.412885887" calcext:value-type="float">
            <text:p>252,412885887</text:p>
          </table:table-cell>
          <table:table-cell office:value-type="float" office:value="262.919121086" calcext:value-type="float">
            <text:p>262,919121086</text:p>
          </table:table-cell>
          <table:table-cell office:value-type="float" office:value="261.762070425" calcext:value-type="float">
            <text:p>261,762070425</text:p>
          </table:table-cell>
          <table:table-cell office:value-type="float" office:value="259.057797069" calcext:value-type="float">
            <text:p>259,057797069</text:p>
          </table:table-cell>
          <table:table-cell office:value-type="float" office:value="262.328173447" calcext:value-type="float">
            <text:p>262,328173447</text:p>
          </table:table-cell>
          <table:table-cell/>
          <table:table-cell table:formula="of:=TRIMMEAN([.B8:.K8];0.2)" office:value-type="float" office:value="258.186159789375" calcext:value-type="float">
            <text:p>258,1861597894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0.460771329" calcext:value-type="float">
            <text:p>270,460771329</text:p>
          </table:table-cell>
          <table:table-cell office:value-type="float" office:value="271.256808855" calcext:value-type="float">
            <text:p>271,256808855</text:p>
          </table:table-cell>
          <table:table-cell office:value-type="float" office:value="273.221713377" calcext:value-type="float">
            <text:p>273,221713377</text:p>
          </table:table-cell>
          <table:table-cell office:value-type="float" office:value="270.331692983" calcext:value-type="float">
            <text:p>270,331692983</text:p>
          </table:table-cell>
          <table:table-cell office:value-type="float" office:value="262.773984923" calcext:value-type="float">
            <text:p>262,773984923</text:p>
          </table:table-cell>
          <table:table-cell office:value-type="float" office:value="264.144311408" calcext:value-type="float">
            <text:p>264,144311408</text:p>
          </table:table-cell>
          <table:table-cell office:value-type="float" office:value="270.092778232" calcext:value-type="float">
            <text:p>270,092778232</text:p>
          </table:table-cell>
          <table:table-cell office:value-type="float" office:value="271.864448004" calcext:value-type="float">
            <text:p>271,864448004</text:p>
          </table:table-cell>
          <table:table-cell office:value-type="float" office:value="263.163363728" calcext:value-type="float">
            <text:p>263,163363728</text:p>
          </table:table-cell>
          <table:table-cell office:value-type="float" office:value="266.905062819" calcext:value-type="float">
            <text:p>266,905062819</text:p>
          </table:table-cell>
          <table:table-cell/>
          <table:table-cell table:formula="of:=TRIMMEAN([.B9:.K9];0.2)" office:value-type="float" office:value="268.52740466975" calcext:value-type="float">
            <text:p>268,5274046698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6.365761148" calcext:value-type="float">
            <text:p>256,365761148</text:p>
          </table:table-cell>
          <table:table-cell office:value-type="float" office:value="264.152592605" calcext:value-type="float">
            <text:p>264,152592605</text:p>
          </table:table-cell>
          <table:table-cell office:value-type="float" office:value="266.365798941" calcext:value-type="float">
            <text:p>266,365798941</text:p>
          </table:table-cell>
          <table:table-cell office:value-type="float" office:value="262.522369919" calcext:value-type="float">
            <text:p>262,522369919</text:p>
          </table:table-cell>
          <table:table-cell office:value-type="float" office:value="259.82774617" calcext:value-type="float">
            <text:p>259,82774617</text:p>
          </table:table-cell>
          <table:table-cell office:value-type="float" office:value="265.504089377" calcext:value-type="float">
            <text:p>265,504089377</text:p>
          </table:table-cell>
          <table:table-cell office:value-type="float" office:value="266.063884636" calcext:value-type="float">
            <text:p>266,063884636</text:p>
          </table:table-cell>
          <table:table-cell office:value-type="float" office:value="262.42578244" calcext:value-type="float">
            <text:p>262,42578244</text:p>
          </table:table-cell>
          <table:table-cell office:value-type="float" office:value="257.919643256" calcext:value-type="float">
            <text:p>257,919643256</text:p>
          </table:table-cell>
          <table:table-cell office:value-type="float" office:value="259.947067277" calcext:value-type="float">
            <text:p>259,947067277</text:p>
          </table:table-cell>
          <table:table-cell/>
          <table:table-cell table:formula="of:=TRIMMEAN([.B10:.K10];0.2)" office:value-type="float" office:value="262.29539696" calcext:value-type="float">
            <text:p>262,29539696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9.984081449" calcext:value-type="float">
            <text:p>249,984081449</text:p>
          </table:table-cell>
          <table:table-cell office:value-type="float" office:value="257.765582759" calcext:value-type="float">
            <text:p>257,765582759</text:p>
          </table:table-cell>
          <table:table-cell office:value-type="float" office:value="258.209344663" calcext:value-type="float">
            <text:p>258,209344663</text:p>
          </table:table-cell>
          <table:table-cell office:value-type="float" office:value="250.311565901" calcext:value-type="float">
            <text:p>250,311565901</text:p>
          </table:table-cell>
          <table:table-cell office:value-type="float" office:value="255.82992686" calcext:value-type="float">
            <text:p>255,82992686</text:p>
          </table:table-cell>
          <table:table-cell office:value-type="float" office:value="252.370399376" calcext:value-type="float">
            <text:p>252,370399376</text:p>
          </table:table-cell>
          <table:table-cell office:value-type="float" office:value="259.532061171" calcext:value-type="float">
            <text:p>259,532061171</text:p>
          </table:table-cell>
          <table:table-cell office:value-type="float" office:value="255.103939427" calcext:value-type="float">
            <text:p>255,103939427</text:p>
          </table:table-cell>
          <table:table-cell office:value-type="float" office:value="256.896712542" calcext:value-type="float">
            <text:p>256,896712542</text:p>
          </table:table-cell>
          <table:table-cell office:value-type="float" office:value="258.900474935" calcext:value-type="float">
            <text:p>258,900474935</text:p>
          </table:table-cell>
          <table:table-cell/>
          <table:table-cell table:formula="of:=TRIMMEAN([.B11:.K11];0.2)" office:value-type="float" office:value="255.673493307875" calcext:value-type="float">
            <text:p>255,673493307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6.428697198" calcext:value-type="float">
            <text:p>266,428697198</text:p>
          </table:table-cell>
          <table:table-cell office:value-type="float" office:value="282.019839062" calcext:value-type="float">
            <text:p>282,019839062</text:p>
          </table:table-cell>
          <table:table-cell office:value-type="float" office:value="278.605168208" calcext:value-type="float">
            <text:p>278,605168208</text:p>
          </table:table-cell>
          <table:table-cell office:value-type="float" office:value="275.277883802" calcext:value-type="float">
            <text:p>275,277883802</text:p>
          </table:table-cell>
          <table:table-cell office:value-type="float" office:value="272.474994027" calcext:value-type="float">
            <text:p>272,474994027</text:p>
          </table:table-cell>
          <table:table-cell office:value-type="float" office:value="276.449127102" calcext:value-type="float">
            <text:p>276,449127102</text:p>
          </table:table-cell>
          <table:table-cell office:value-type="float" office:value="281.470706596" calcext:value-type="float">
            <text:p>281,470706596</text:p>
          </table:table-cell>
          <table:table-cell office:value-type="float" office:value="269.093150626" calcext:value-type="float">
            <text:p>269,093150626</text:p>
          </table:table-cell>
          <table:table-cell office:value-type="float" office:value="270.706554146" calcext:value-type="float">
            <text:p>270,706554146</text:p>
          </table:table-cell>
          <table:table-cell office:value-type="float" office:value="276.801699506" calcext:value-type="float">
            <text:p>276,801699506</text:p>
          </table:table-cell>
          <table:table-cell/>
          <table:table-cell table:formula="of:=TRIMMEAN([.B12:.K12];0.2)" office:value-type="float" office:value="275.109910501625" calcext:value-type="float">
            <text:p>275,1099105016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8.179150181" calcext:value-type="float">
            <text:p>258,179150181</text:p>
          </table:table-cell>
          <table:table-cell office:value-type="float" office:value="259.956716292" calcext:value-type="float">
            <text:p>259,956716292</text:p>
          </table:table-cell>
          <table:table-cell office:value-type="float" office:value="259.224818188" calcext:value-type="float">
            <text:p>259,224818188</text:p>
          </table:table-cell>
          <table:table-cell office:value-type="float" office:value="255.191349012" calcext:value-type="float">
            <text:p>255,191349012</text:p>
          </table:table-cell>
          <table:table-cell office:value-type="float" office:value="252.994275261" calcext:value-type="float">
            <text:p>252,994275261</text:p>
          </table:table-cell>
          <table:table-cell office:value-type="float" office:value="258.735980145" calcext:value-type="float">
            <text:p>258,735980145</text:p>
          </table:table-cell>
          <table:table-cell office:value-type="float" office:value="261.106035731" calcext:value-type="float">
            <text:p>261,106035731</text:p>
          </table:table-cell>
          <table:table-cell office:value-type="float" office:value="260.168620518" calcext:value-type="float">
            <text:p>260,168620518</text:p>
          </table:table-cell>
          <table:table-cell office:value-type="float" office:value="254.272700657" calcext:value-type="float">
            <text:p>254,272700657</text:p>
          </table:table-cell>
          <table:table-cell office:value-type="float" office:value="259.703851868" calcext:value-type="float">
            <text:p>259,703851868</text:p>
          </table:table-cell>
          <table:table-cell/>
          <table:table-cell table:formula="of:=TRIMMEAN([.B13:.K13];0.2)" office:value-type="float" office:value="258.179148357625" calcext:value-type="float">
            <text:p>258,1791483576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7.40601311" calcext:value-type="float">
            <text:p>257,40601311</text:p>
          </table:table-cell>
          <table:table-cell office:value-type="float" office:value="262.635029979" calcext:value-type="float">
            <text:p>262,635029979</text:p>
          </table:table-cell>
          <table:table-cell office:value-type="float" office:value="266.349764948" calcext:value-type="float">
            <text:p>266,349764948</text:p>
          </table:table-cell>
          <table:table-cell office:value-type="float" office:value="259.020162031" calcext:value-type="float">
            <text:p>259,020162031</text:p>
          </table:table-cell>
          <table:table-cell office:value-type="float" office:value="254.359794821" calcext:value-type="float">
            <text:p>254,359794821</text:p>
          </table:table-cell>
          <table:table-cell office:value-type="float" office:value="255.008835466" calcext:value-type="float">
            <text:p>255,008835466</text:p>
          </table:table-cell>
          <table:table-cell office:value-type="float" office:value="266.656797815" calcext:value-type="float">
            <text:p>266,656797815</text:p>
          </table:table-cell>
          <table:table-cell office:value-type="float" office:value="259.887499329" calcext:value-type="float">
            <text:p>259,887499329</text:p>
          </table:table-cell>
          <table:table-cell office:value-type="float" office:value="262.770921662" calcext:value-type="float">
            <text:p>262,770921662</text:p>
          </table:table-cell>
          <table:table-cell office:value-type="float" office:value="259.565123038" calcext:value-type="float">
            <text:p>259,565123038</text:p>
          </table:table-cell>
          <table:table-cell/>
          <table:table-cell table:formula="of:=TRIMMEAN([.B14:.K14];0.2)" office:value-type="float" office:value="260.330418695375" calcext:value-type="float">
            <text:p>260,3304186954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0.113662801" calcext:value-type="float">
            <text:p>260,113662801</text:p>
          </table:table-cell>
          <table:table-cell office:value-type="float" office:value="259.956158201" calcext:value-type="float">
            <text:p>259,956158201</text:p>
          </table:table-cell>
          <table:table-cell office:value-type="float" office:value="250.472222267" calcext:value-type="float">
            <text:p>250,472222267</text:p>
          </table:table-cell>
          <table:table-cell office:value-type="float" office:value="253.014734191" calcext:value-type="float">
            <text:p>253,014734191</text:p>
          </table:table-cell>
          <table:table-cell office:value-type="float" office:value="258.597643121" calcext:value-type="float">
            <text:p>258,597643121</text:p>
          </table:table-cell>
          <table:table-cell office:value-type="float" office:value="255.085499614" calcext:value-type="float">
            <text:p>255,085499614</text:p>
          </table:table-cell>
          <table:table-cell office:value-type="float" office:value="259.870770177" calcext:value-type="float">
            <text:p>259,870770177</text:p>
          </table:table-cell>
          <table:table-cell office:value-type="float" office:value="259.105707856" calcext:value-type="float">
            <text:p>259,105707856</text:p>
          </table:table-cell>
          <table:table-cell office:value-type="float" office:value="257.952299372" calcext:value-type="float">
            <text:p>257,952299372</text:p>
          </table:table-cell>
          <table:table-cell office:value-type="float" office:value="260.115346166" calcext:value-type="float">
            <text:p>260,115346166</text:p>
          </table:table-cell>
          <table:table-cell/>
          <table:table-cell table:formula="of:=TRIMMEAN([.B15:.K15];0.2)" office:value-type="float" office:value="257.962059416625" calcext:value-type="float">
            <text:p>257,9620594166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3.4756423" calcext:value-type="float">
            <text:p>253,4756423</text:p>
          </table:table-cell>
          <table:table-cell office:value-type="float" office:value="263.950436978" calcext:value-type="float">
            <text:p>263,950436978</text:p>
          </table:table-cell>
          <table:table-cell office:value-type="float" office:value="258.140646982" calcext:value-type="float">
            <text:p>258,140646982</text:p>
          </table:table-cell>
          <table:table-cell office:value-type="float" office:value="258.221255848" calcext:value-type="float">
            <text:p>258,221255848</text:p>
          </table:table-cell>
          <table:table-cell office:value-type="float" office:value="260.540290488" calcext:value-type="float">
            <text:p>260,540290488</text:p>
          </table:table-cell>
          <table:table-cell office:value-type="float" office:value="259.371448331" calcext:value-type="float">
            <text:p>259,371448331</text:p>
          </table:table-cell>
          <table:table-cell office:value-type="float" office:value="265.384121826" calcext:value-type="float">
            <text:p>265,384121826</text:p>
          </table:table-cell>
          <table:table-cell office:value-type="float" office:value="259.386113059" calcext:value-type="float">
            <text:p>259,386113059</text:p>
          </table:table-cell>
          <table:table-cell office:value-type="float" office:value="259.93058456" calcext:value-type="float">
            <text:p>259,93058456</text:p>
          </table:table-cell>
          <table:table-cell office:value-type="float" office:value="260.700933361" calcext:value-type="float">
            <text:p>260,700933361</text:p>
          </table:table-cell>
          <table:table-cell/>
          <table:table-cell table:formula="of:=TRIMMEAN([.B16:.K16];0.2)" office:value-type="float" office:value="260.030213700875" calcext:value-type="float">
            <text:p>260,0302137009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2.424475771" calcext:value-type="float">
            <text:p>262,424475771</text:p>
          </table:table-cell>
          <table:table-cell office:value-type="float" office:value="268.671525963" calcext:value-type="float">
            <text:p>268,671525963</text:p>
          </table:table-cell>
          <table:table-cell office:value-type="float" office:value="263.235333109" calcext:value-type="float">
            <text:p>263,235333109</text:p>
          </table:table-cell>
          <table:table-cell office:value-type="float" office:value="259.296596734" calcext:value-type="float">
            <text:p>259,296596734</text:p>
          </table:table-cell>
          <table:table-cell office:value-type="float" office:value="260.446830581" calcext:value-type="float">
            <text:p>260,446830581</text:p>
          </table:table-cell>
          <table:table-cell office:value-type="float" office:value="266.365734708" calcext:value-type="float">
            <text:p>266,365734708</text:p>
          </table:table-cell>
          <table:table-cell office:value-type="float" office:value="270.196340778" calcext:value-type="float">
            <text:p>270,196340778</text:p>
          </table:table-cell>
          <table:table-cell office:value-type="float" office:value="265.836677156" calcext:value-type="float">
            <text:p>265,836677156</text:p>
          </table:table-cell>
          <table:table-cell office:value-type="float" office:value="257.329530189" calcext:value-type="float">
            <text:p>257,329530189</text:p>
          </table:table-cell>
          <table:table-cell office:value-type="float" office:value="266.484284668" calcext:value-type="float">
            <text:p>266,484284668</text:p>
          </table:table-cell>
          <table:table-cell/>
          <table:table-cell table:formula="of:=TRIMMEAN([.B17:.K17];0.2)" office:value-type="float" office:value="264.09518233625" calcext:value-type="float">
            <text:p>264,095182336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1.881091324" calcext:value-type="float">
            <text:p>251,881091324</text:p>
          </table:table-cell>
          <table:table-cell office:value-type="float" office:value="261.497244301" calcext:value-type="float">
            <text:p>261,497244301</text:p>
          </table:table-cell>
          <table:table-cell office:value-type="float" office:value="256.123564476" calcext:value-type="float">
            <text:p>256,123564476</text:p>
          </table:table-cell>
          <table:table-cell office:value-type="float" office:value="257.947654172" calcext:value-type="float">
            <text:p>257,947654172</text:p>
          </table:table-cell>
          <table:table-cell office:value-type="float" office:value="252.501406544" calcext:value-type="float">
            <text:p>252,501406544</text:p>
          </table:table-cell>
          <table:table-cell office:value-type="float" office:value="253.159017218" calcext:value-type="float">
            <text:p>253,159017218</text:p>
          </table:table-cell>
          <table:table-cell office:value-type="float" office:value="260.926331052" calcext:value-type="float">
            <text:p>260,926331052</text:p>
          </table:table-cell>
          <table:table-cell office:value-type="float" office:value="262.976573141" calcext:value-type="float">
            <text:p>262,976573141</text:p>
          </table:table-cell>
          <table:table-cell office:value-type="float" office:value="257.283842969" calcext:value-type="float">
            <text:p>257,283842969</text:p>
          </table:table-cell>
          <table:table-cell office:value-type="float" office:value="255.805723196" calcext:value-type="float">
            <text:p>255,805723196</text:p>
          </table:table-cell>
          <table:table-cell/>
          <table:table-cell table:formula="of:=TRIMMEAN([.B18:.K18];0.2)" office:value-type="float" office:value="256.905597991" calcext:value-type="float">
            <text:p>256,905597991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2.186682691" calcext:value-type="float">
            <text:p>252,186682691</text:p>
          </table:table-cell>
          <table:table-cell office:value-type="float" office:value="265.707488019" calcext:value-type="float">
            <text:p>265,707488019</text:p>
          </table:table-cell>
          <table:table-cell office:value-type="float" office:value="254.77988928" calcext:value-type="float">
            <text:p>254,77988928</text:p>
          </table:table-cell>
          <table:table-cell office:value-type="float" office:value="254.442877364" calcext:value-type="float">
            <text:p>254,442877364</text:p>
          </table:table-cell>
          <table:table-cell office:value-type="float" office:value="259.123399386" calcext:value-type="float">
            <text:p>259,123399386</text:p>
          </table:table-cell>
          <table:table-cell office:value-type="float" office:value="259.188770874" calcext:value-type="float">
            <text:p>259,188770874</text:p>
          </table:table-cell>
          <table:table-cell office:value-type="float" office:value="259.03859408" calcext:value-type="float">
            <text:p>259,03859408</text:p>
          </table:table-cell>
          <table:table-cell office:value-type="float" office:value="264.415563643" calcext:value-type="float">
            <text:p>264,415563643</text:p>
          </table:table-cell>
          <table:table-cell office:value-type="float" office:value="260.985448907" calcext:value-type="float">
            <text:p>260,985448907</text:p>
          </table:table-cell>
          <table:table-cell office:value-type="float" office:value="264.325922478" calcext:value-type="float">
            <text:p>264,325922478</text:p>
          </table:table-cell>
          <table:table-cell/>
          <table:table-cell table:formula="of:=TRIMMEAN([.B19:.K19];0.2)" office:value-type="float" office:value="259.5375582515" calcext:value-type="float">
            <text:p>259,53755825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165.78024865325" calcext:value-type="float">
            <text:p>3165,7802486533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6.85mm" svg:y="20.39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number-columns-repeated="2"/>
          <table:table-cell table:formula="of:=[2CM.M21]" office:value-type="float" office:value="3620.23062881381" calcext:value-type="float">
            <text:p>3620,2306288138</text:p>
          </table:table-cell>
          <table:table-cell table:formula="of:=[4CM.M21]" office:value-type="float" office:value="3305.15488119704" calcext:value-type="float">
            <text:p>3305,1548811971</text:p>
          </table:table-cell>
          <table:table-cell table:formula="of:=[6CM.M21]" office:value-type="float" office:value="3165.78024865325" calcext:value-type="float">
            <text:p>3165,7802486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09:58:37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09:14.417000000</meta:creation-date>
    <dc:date>2017-08-15T09:59:29.023000000</dc:date>
    <meta:editing-duration>PT20M12S</meta:editing-duration>
    <meta:editing-cycles>6</meta:editing-cycles>
    <meta:generator>LibreOffice/4.4.7.2$Windows_x86 LibreOffice_project/f3153a8b245191196a4b6b9abd1d0da16eead600</meta:generator>
    <meta:document-statistic meta:table-count="5" meta:cell-count="8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5.B2:Sheet5.B2</svg:desc>
                </draw:g>
              </table:table-cell>
              <table:table-cell office:value-type="float" office:value="3620.23062881381">
                <text:p>3620.23062881381</text:p>
                <draw:g>
                  <svg:desc>Sheet5.C2:Sheet5.C2</svg:desc>
                </draw:g>
              </table:table-cell>
              <table:table-cell office:value-type="float" office:value="3305.15488119704">
                <text:p>3305.15488119704</text:p>
                <draw:g>
                  <svg:desc>Sheet5.D2:Sheet5.D2</svg:desc>
                </draw:g>
              </table:table-cell>
              <table:table-cell office:value-type="float" office:value="3165.78024865325">
                <text:p>3165.78024865325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